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047in"/>
    </style:style>
    <style:style style:name="co2" style:family="table-column">
      <style:table-column-properties fo:break-before="auto" style:column-width="0.79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189in"/>
    </style:style>
    <style:style style:name="co5" style:family="table-column">
      <style:table-column-properties fo:break-before="auto" style:column-width="1.2783in"/>
    </style:style>
    <style:style style:name="co6" style:family="table-column">
      <style:table-column-properties fo:break-before="auto" style:column-width="2.522in"/>
    </style:style>
    <style:style style:name="co7" style:family="table-column">
      <style:table-column-properties fo:break-before="auto" style:column-width="2.0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style:font-name="Liberation Mono" style:font-name-asian="Liberation Mono" style:font-name-complex="Liberation Mono"/>
    </style:style>
    <style:style style:name="ce2" style:family="table-cell" style:parent-style-name="Default" style:data-style-name="N0">
      <style:text-properties style:font-name="Liberation Mono" style:font-name-asian="Liberation Mono" style:font-name-complex="Liberation Mono"/>
    </style:style>
    <style:style style:name="ce3" style:family="table-cell" style:parent-style-name="Default" style:data-style-name="N70"/>
    <style:style style:name="ce4" style:family="table-cell" style:parent-style-name="Default" style:data-style-name="N70">
      <style:text-properties style:font-name="Liberation Mono" style:font-name-asian="Liberation Mono" style:font-name-complex="Liberation Mono"/>
    </style:style>
    <style:style style:name="ce5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A2">
          <table:error-message table:message-type="stop" table:display="true"/>
        </table:content-validation>
        <table:content-validation table:name="val2" table:base-cell-address="Sheet1.C2">
          <table:help-message table:title="Delta" table:display="true">
            <text:p>Time delta from last in ms</text:p>
          </table:help-message>
          <table:error-message table:message-type="stop" table:display="true"/>
        </table:content-validation>
        <table:content-validation table:name="val3" table:base-cell-address="Sheet1.C1">
          <table:error-message table:message-type="stop" table:display="true"/>
        </table:content-validation>
        <table:content-validation table:name="val4" table:condition="of:cell-content-is-in-list(&quot;Run&quot;;&quot;Abort&quot;;&quot;Reboot&quot;;&quot;Status&quot;;&quot;Result&quot;;&quot;Ping&quot;;&quot;Info&quot;;&quot;Queue&quot;)" table:allow-empty-cell="true" table:display-list="unsorted" table:base-cell-address="Sheet1.C2">
          <table:error-message table:message-type="stop" table:display="true"/>
        </table:content-validation>
        <table:content-validation table:name="val5" table:condition="of:is-true-formula(ISNUMBER(HEX2DEC([.D2])))" table:allow-empty-cell="true" table:base-cell-address="Sheet1.D2">
          <table:error-message table:message-type="stop" table:display="true"/>
        </table:content-validation>
        <table:content-validation table:name="val6" table:base-cell-address="Sheet1.E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row table:style-name="ro1">
          <table:table-cell table:style-name="ce1" table:content-validation-name="val1" office:value-type="string" calcext:value-type="string">
            <text:p>start datetime</text:p>
          </table:table-cell>
          <table:table-cell table:style-name="ce1" table:content-validation-name="val1" office:value-type="string" calcext:value-type="string">
            <text:p>delta s</text:p>
          </table:table-cell>
          <table:table-cell table:content-validation-name="val3" office:value-type="string" calcext:value-type="string">
            <text:p>action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comment</text:p>
          </table:table-cell>
          <table:table-cell table:style-name="ce1" table:content-validation-name="val1" office:value-type="string" calcext:value-type="string">
            <text:p>packet datetime</text:p>
          </table:table-cell>
        </table:table-row>
        <table:table-row table:style-name="ro2">
          <table:table-cell table:style-name="ce2" table:content-validation-name="val1" office:value-type="string" calcext:value-type="string">
            <text:p>2025-11-05T08:00:00</text:p>
          </table:table-cell>
          <table:table-cell table:style-name="ce6" table:content-validation-name="val2"/>
          <table:table-cell table:style-name="ce7" table:content-validation-name="val4" office:value-type="string" calcext:value-type="string">
            <text:p>Run</text:p>
          </table:table-cell>
          <table:table-cell table:content-validation-name="val5" office:value-type="float" office:value="3" calcext:value-type="float">
            <text:p>3</text:p>
          </table:table-cell>
          <table:table-cell table:content-validation-name="val6" office:value-type="string" calcext:value-type="string">
            <text:p>0x05</text:p>
          </table:table-cell>
          <table:table-cell table:content-validation-name="val6" office:value-type="string" calcext:value-type="string">
            <text:p>oscillator counter, window size 5</text:p>
          </table:table-cell>
          <table:table-cell table:content-validation-name="val2" table:formula="of:=IF(LEN([.A2])&gt;0; &#10;       [.A2]; &#10;       IF( AND(NOT(ISBLANK([.C2])); AND(LEN([.B2])&gt;0; [.B2]&gt;0)); &#10;             TEXT(DATEVALUE(LEFT([.G1]; 10)) + TIMEVALUE(MID([.G1]; 12; 12)) + [.B2]/(86400); &#10;             &quot;YYYY-MM-DD&quot;&quot;T&quot;&quot;HH:MM:SS&quot;);&#10;             IF(AND(NOT(ISBLANK([.C2])); NOT(ISBLANK([.G1]))); [.G1]; &quot;&quot;)&#10;       ))" office:value-type="string" office:string-value="2025-11-05T08:00:00" calcext:value-type="string">
            <text:p>2025-11-05T08:00:00</text:p>
          </table:table-cell>
        </table:table-row>
        <table:table-row table:style-name="ro1">
          <table:table-cell table:style-name="ce3"/>
          <table:table-cell table:style-name="ce6" table:content-validation-name="val2" office:value-type="float" office:value="20" calcext:value-type="float">
            <text:p>20</text:p>
          </table:table-cell>
          <table:table-cell table:style-name="ce7" table:content-validation-name="val4" office:value-type="string" calcext:value-type="string">
            <text:p>Que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queue counter, window size 66</text:p>
          </table:table-cell>
          <table:table-cell table:content-validation-name="val2" table:formula="of:=IF(LEN([.A3])&gt;0; &#10;       [.A3]; &#10;       IF( AND(NOT(ISBLANK([.C3])); AND(LEN([.B3])&gt;0; [.B3]&gt;0)); &#10;             TEXT(DATEVALUE(LEFT([.G2]; 10)) + TIMEVALUE(MID([.G2]; 12; 12)) + [.B3]/(86400); &#10;             &quot;YYYY-MM-DD&quot;&quot;T&quot;&quot;HH:MM:SS&quot;);&#10;             IF(AND(NOT(ISBLANK([.C3])); NOT(ISBLANK([.G2]))); [.G2]; &quot;&quot;)&#10;       ))" office:value-type="string" office:string-value="2025-11-05T08:00:20" calcext:value-type="string">
            <text:p>2025-11-05T08:00:20</text:p>
          </table:table-cell>
        </table:table-row>
        <table:table-row table:style-name="ro1">
          <table:table-cell table:style-name="ce4"/>
          <table:table-cell table:style-name="ce6" table:content-validation-name="val2" office:value-type="float" office:value="50" calcext:value-type="float">
            <text:p>50</text:p>
          </table:table-cell>
          <table:table-cell table:style-name="ce7" table:content-validation-name="val4" office:value-type="string" calcext:value-type="string">
            <text:p>Ping</text:p>
          </table:table-cell>
          <table:table-cell table:number-columns-repeated="3"/>
          <table:table-cell table:content-validation-name="val2" table:formula="of:=IF(LEN([.A4])&gt;0; &#10;       [.A4]; &#10;       IF( AND(NOT(ISBLANK([.C4])); AND(LEN([.B4])&gt;0; [.B4]&gt;0)); &#10;             TEXT(DATEVALUE(LEFT([.G3]; 10)) + TIMEVALUE(MID([.G3]; 12; 12)) + [.B4]/(86400); &#10;             &quot;YYYY-MM-DD&quot;&quot;T&quot;&quot;HH:MM:SS&quot;);&#10;             IF(AND(NOT(ISBLANK([.C4])); NOT(ISBLANK([.G3]))); [.G3]; &quot;&quot;)&#10;       ))" office:value-type="string" office:string-value="2025-11-05T08:01:10" calcext:value-type="string">
            <text:p>2025-11-05T08:01:10</text:p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 office:value-type="string" calcext:value-type="string">
            <text:p>Status</text:p>
          </table:table-cell>
          <table:table-cell table:number-columns-repeated="3"/>
          <table:table-cell table:content-validation-name="val2" table:formula="of:=IF(LEN([.A5])&gt;0; &#10;       [.A5]; &#10;       IF( AND(NOT(ISBLANK([.C5])); AND(LEN([.B5])&gt;0; [.B5]&gt;0)); &#10;             TEXT(DATEVALUE(LEFT([.G4]; 10)) + TIMEVALUE(MID([.G4]; 12; 12)) + [.B5]/(86400); &#10;             &quot;YYYY-MM-DD&quot;&quot;T&quot;&quot;HH:MM:SS&quot;);&#10;             IF(AND(NOT(ISBLANK([.C5])); NOT(ISBLANK([.G4]))); [.G4]; &quot;&quot;)&#10;       ))" office:value-type="string" office:string-value="2025-11-05T08:01:10" calcext:value-type="string">
            <text:p>2025-11-05T08:01:10</text:p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 office:value-type="string" calcext:value-type="string">
            <text:p>Info</text:p>
          </table:table-cell>
          <table:table-cell table:number-columns-repeated="3"/>
          <table:table-cell table:content-validation-name="val2" table:formula="of:=IF(LEN([.A6])&gt;0; &#10;       [.A6]; &#10;       IF( AND(NOT(ISBLANK([.C6])); AND(LEN([.B6])&gt;0; [.B6]&gt;0)); &#10;             TEXT(DATEVALUE(LEFT([.G5]; 10)) + TIMEVALUE(MID([.G5]; 12; 12)) + [.B6]/(86400); &#10;             &quot;YYYY-MM-DD&quot;&quot;T&quot;&quot;HH:MM:SS&quot;);&#10;             IF(AND(NOT(ISBLANK([.C6])); NOT(ISBLANK([.G5]))); [.G5]; &quot;&quot;)&#10;       ))" office:value-type="string" office:string-value="2025-11-05T08:01:10" calcext:value-type="string">
            <text:p>2025-11-05T08:01:10</text:p>
          </table:table-cell>
        </table:table-row>
        <table:table-row table:style-name="ro1">
          <table:table-cell table:style-name="ce5"/>
          <table:table-cell table:style-name="ce6" table:content-validation-name="val2" office:value-type="float" office:value="3600" calcext:value-type="float">
            <text:p>3600</text:p>
          </table:table-cell>
          <table:table-cell table:style-name="ce7" table:content-validation-name="val4" office:value-type="string" calcext:value-type="string">
            <text:p>Abort</text:p>
          </table:table-cell>
          <table:table-cell table:number-columns-repeated="2"/>
          <table:table-cell office:value-type="string" calcext:value-type="string">
            <text:p>abort current, should run next window</text:p>
          </table:table-cell>
          <table:table-cell table:content-validation-name="val2" table:formula="of:=IF(LEN([.A7])&gt;0; &#10;       [.A7]; &#10;       IF( AND(NOT(ISBLANK([.C7])); AND(LEN([.B7])&gt;0; [.B7]&gt;0)); &#10;             TEXT(DATEVALUE(LEFT([.G6]; 10)) + TIMEVALUE(MID([.G6]; 12; 12)) + [.B7]/(86400); &#10;             &quot;YYYY-MM-DD&quot;&quot;T&quot;&quot;HH:MM:SS&quot;);&#10;             IF(AND(NOT(ISBLANK([.C7])); NOT(ISBLANK([.G6]))); [.G6]; &quot;&quot;)&#10;       ))" office:value-type="string" office:string-value="2025-11-05T09:01:10" calcext:value-type="string">
            <text:p>2025-11-05T09:01:10</text:p>
          </table:table-cell>
        </table:table-row>
        <table:table-row table:style-name="ro1">
          <table:table-cell table:style-name="ce5"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8])&gt;0; &#10;       [.A8]; &#10;       IF( AND(NOT(ISBLANK([.C8])); AND(LEN([.B8])&gt;0; [.B8]&gt;0)); &#10;             TEXT(DATEVALUE(LEFT([.G7]; 10)) + TIMEVALUE(MID([.G7]; 12; 12)) + [.B8]/(86400); &#10;             &quot;YYYY-MM-DD&quot;&quot;T&quot;&quot;HH:MM:SS&quot;);&#10;             IF(AND(NOT(ISBLANK([.C8])); NOT(ISBLANK([.G7]))); [.G7]; &quot;&quot;)&#10;       ))">
            <text:p/>
          </table:table-cell>
        </table:table-row>
        <table:table-row table:style-name="ro1">
          <table:table-cell table:style-name="ce5"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9])&gt;0; &#10;       [.A9]; &#10;       IF( AND(NOT(ISBLANK([.C9])); AND(LEN([.B9])&gt;0; [.B9]&gt;0)); &#10;             TEXT(DATEVALUE(LEFT([.G8]; 10)) + TIMEVALUE(MID([.G8]; 12; 12)) + [.B9]/(86400); &#10;             &quot;YYYY-MM-DD&quot;&quot;T&quot;&quot;HH:MM:SS&quot;);&#10;             IF(AND(NOT(ISBLANK([.C9])); NOT(ISBLANK([.G8]))); [.G8]; &quot;&quot;)&#10;       ))">
            <text:p/>
          </table:table-cell>
        </table:table-row>
        <table:table-row table:style-name="ro1">
          <table:table-cell table:style-name="ce5" office:value-type="string" calcext:value-type="string">
            <text:p>2025-09-05T10:00:00</text:p>
          </table:table-cell>
          <table:table-cell table:style-name="ce6" table:content-validation-name="val2"/>
          <table:table-cell table:style-name="ce7" table:content-validation-name="val4" office:value-type="string" calcext:value-type="string">
            <text:p>Reboot</text:p>
          </table:table-cell>
          <table:table-cell table:number-columns-repeated="3"/>
          <table:table-cell table:content-validation-name="val2" table:formula="of:=IF(LEN([.A10])&gt;0; &#10;       [.A10]; &#10;       IF( AND(NOT(ISBLANK([.C10])); AND(LEN([.B10])&gt;0; [.B10]&gt;0)); &#10;             TEXT(DATEVALUE(LEFT([.G9]; 10)) + TIMEVALUE(MID([.G9]; 12; 12)) + [.B10]/(86400); &#10;             &quot;YYYY-MM-DD&quot;&quot;T&quot;&quot;HH:MM:SS&quot;);&#10;             IF(AND(NOT(ISBLANK([.C10])); NOT(ISBLANK([.G9]))); [.G9]; &quot;&quot;)&#10;       ))" office:value-type="string" office:string-value="2025-09-05T10:00:00" calcext:value-type="string">
            <text:p>2025-09-05T10:00:00</text:p>
          </table:table-cell>
        </table:table-row>
        <table:table-row table:style-name="ro1">
          <table:table-cell table:style-name="ce1" office:value-type="string" calcext:value-type="string">
            <text:p>2025-09-05T10:02:00</text:p>
          </table:table-cell>
          <table:table-cell table:style-name="ce6" table:content-validation-name="val2"/>
          <table:table-cell table:style-name="ce7" table:content-validation-name="val4" office:value-type="string" calcext:value-type="string">
            <text:p>Run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un LISA</text:p>
          </table:table-cell>
          <table:table-cell table:content-validation-name="val2" table:formula="of:=IF(LEN([.A11])&gt;0; &#10;       [.A11]; &#10;       IF( AND(NOT(ISBLANK([.C11])); AND(LEN([.B11])&gt;0; [.B11]&gt;0)); &#10;             TEXT(DATEVALUE(LEFT([.G10]; 10)) + TIMEVALUE(MID([.G10]; 12; 12)) + [.B11]/(86400); &#10;             &quot;YYYY-MM-DD&quot;&quot;T&quot;&quot;HH:MM:SS&quot;);&#10;             IF(AND(NOT(ISBLANK([.C11])); NOT(ISBLANK([.G10]))); [.G10]; &quot;&quot;)&#10;       ))" office:value-type="string" office:string-value="2025-09-05T10:02:00" calcext:value-type="string">
            <text:p>2025-09-05T10:02:00</text:p>
          </table:table-cell>
        </table:table-row>
        <table:table-row table:style-name="ro1">
          <table:table-cell table:style-name="ce5"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12])&gt;0; &#10;       [.A12]; &#10;       IF( AND(NOT(ISBLANK([.C12])); AND(LEN([.B12])&gt;0; [.B12]&gt;0)); &#10;             TEXT(DATEVALUE(LEFT([.G11]; 10)) + TIMEVALUE(MID([.G11]; 12; 12)) + [.B12]/(86400); &#10;             &quot;YYYY-MM-DD&quot;&quot;T&quot;&quot;HH:MM:SS&quot;);&#10;             IF(AND(NOT(ISBLANK([.C12])); NOT(ISBLANK([.G11]))); [.G11]; &quot;&quot;)&#10;       ))">
            <text:p/>
          </table:table-cell>
        </table:table-row>
        <table:table-row table:style-name="ro1">
          <table:table-cell table:style-name="ce1" office:value-type="string" calcext:value-type="string">
            <text:p>2025-09-05T10:09:10</text:p>
          </table:table-cell>
          <table:table-cell table:style-name="ce6" table:content-validation-name="val2"/>
          <table:table-cell table:style-name="ce7" table:content-validation-name="val4" office:value-type="string" calcext:value-type="string">
            <text:p>Ru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1020304050607</text:p>
          </table:table-cell>
          <table:table-cell/>
          <table:table-cell table:content-validation-name="val2" table:formula="of:=IF(LEN([.A13])&gt;0; &#10;       [.A13]; &#10;       IF( AND(NOT(ISBLANK([.C13])); AND(LEN([.B13])&gt;0; [.B13]&gt;0)); &#10;             TEXT(DATEVALUE(LEFT([.G12]; 10)) + TIMEVALUE(MID([.G12]; 12; 12)) + [.B13]/(86400); &#10;             &quot;YYYY-MM-DD&quot;&quot;T&quot;&quot;HH:MM:SS&quot;);&#10;             IF(AND(NOT(ISBLANK([.C13])); NOT(ISBLANK([.G12]))); [.G12]; &quot;&quot;)&#10;       ))" office:value-type="string" office:string-value="2025-09-05T10:09:10" calcext:value-type="string">
            <text:p>2025-09-05T10:09:10</text:p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14])&gt;0; &#10;       [.A14]; &#10;       IF( AND(NOT(ISBLANK([.C14])); AND(LEN([.B14])&gt;0; [.B14]&gt;0)); &#10;             TEXT(DATEVALUE(LEFT([.G13]; 10)) + TIMEVALUE(MID([.G13]; 12; 12)) + [.B14]/(86400); &#10;             &quot;YYYY-MM-DD&quot;&quot;T&quot;&quot;HH:MM:SS&quot;);&#10;             IF(AND(NOT(ISBLANK([.C14])); NOT(ISBLANK([.G13]))); [.G13]; &quot;&quot;)&#10;       ))">
            <text:p/>
          </table:table-cell>
        </table:table-row>
        <table:table-row table:style-name="ro1">
          <table:table-cell table:style-name="ce1"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15])&gt;0; &#10;       [.A15]; &#10;       IF( AND(NOT(ISBLANK([.C15])); AND(LEN([.B15])&gt;0; [.B15]&gt;0)); &#10;             TEXT(DATEVALUE(LEFT([.G14]; 10)) + TIMEVALUE(MID([.G14]; 12; 12)) + [.B15]/(86400); &#10;             &quot;YYYY-MM-DD&quot;&quot;T&quot;&quot;HH:MM:SS&quot;);&#10;             IF(AND(NOT(ISBLANK([.C15])); NOT(ISBLANK([.G14]))); [.G14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16])&gt;0; &#10;       [.A16]; &#10;       IF( AND(NOT(ISBLANK([.C16])); AND(LEN([.B16])&gt;0; [.B16]&gt;0)); &#10;             TEXT(DATEVALUE(LEFT([.G15]; 10)) + TIMEVALUE(MID([.G15]; 12; 12)) + [.B16]/(86400); &#10;             &quot;YYYY-MM-DD&quot;&quot;T&quot;&quot;HH:MM:SS&quot;);&#10;             IF(AND(NOT(ISBLANK([.C16])); NOT(ISBLANK([.G15]))); [.G15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17])&gt;0; &#10;       [.A17]; &#10;       IF( AND(NOT(ISBLANK([.C17])); AND(LEN([.B17])&gt;0; [.B17]&gt;0)); &#10;             TEXT(DATEVALUE(LEFT([.G16]; 10)) + TIMEVALUE(MID([.G16]; 12; 12)) + [.B17]/(86400); &#10;             &quot;YYYY-MM-DD&quot;&quot;T&quot;&quot;HH:MM:SS&quot;);&#10;             IF(AND(NOT(ISBLANK([.C17])); NOT(ISBLANK([.G16]))); [.G16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18])&gt;0; &#10;       [.A18]; &#10;       IF( AND(NOT(ISBLANK([.C18])); AND(LEN([.B18])&gt;0; [.B18]&gt;0)); &#10;             TEXT(DATEVALUE(LEFT([.G17]; 10)) + TIMEVALUE(MID([.G17]; 12; 12)) + [.B18]/(86400); &#10;             &quot;YYYY-MM-DD&quot;&quot;T&quot;&quot;HH:MM:SS&quot;);&#10;             IF(AND(NOT(ISBLANK([.C18])); NOT(ISBLANK([.G17]))); [.G17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19])&gt;0; &#10;       [.A19]; &#10;       IF( AND(NOT(ISBLANK([.C19])); AND(LEN([.B19])&gt;0; [.B19]&gt;0)); &#10;             TEXT(DATEVALUE(LEFT([.G18]; 10)) + TIMEVALUE(MID([.G18]; 12; 12)) + [.B19]/(86400); &#10;             &quot;YYYY-MM-DD&quot;&quot;T&quot;&quot;HH:MM:SS&quot;);&#10;             IF(AND(NOT(ISBLANK([.C19])); NOT(ISBLANK([.G18]))); [.G18]; &quot;&quot;)&#10;       ))">
            <text:p/>
          </table:table-cell>
        </table:table-row>
        <table:table-row table:style-name="ro1">
          <table:table-cell table:style-name="ce1"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20])&gt;0; &#10;       [.A20]; &#10;       IF( AND(NOT(ISBLANK([.C20])); AND(LEN([.B20])&gt;0; [.B20]&gt;0)); &#10;             TEXT(DATEVALUE(LEFT([.G19]; 10)) + TIMEVALUE(MID([.G19]; 12; 12)) + [.B20]/(86400); &#10;             &quot;YYYY-MM-DD&quot;&quot;T&quot;&quot;HH:MM:SS&quot;);&#10;             IF(AND(NOT(ISBLANK([.C20])); NOT(ISBLANK([.G19]))); [.G19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21])&gt;0; &#10;       [.A21]; &#10;       IF( AND(NOT(ISBLANK([.C21])); AND(LEN([.B21])&gt;0; [.B21]&gt;0)); &#10;             TEXT(DATEVALUE(LEFT([.G20]; 10)) + TIMEVALUE(MID([.G20]; 12; 12)) + [.B21]/(86400); &#10;             &quot;YYYY-MM-DD&quot;&quot;T&quot;&quot;HH:MM:SS&quot;);&#10;             IF(AND(NOT(ISBLANK([.C21])); NOT(ISBLANK([.G20]))); [.G20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22])&gt;0; &#10;       [.A22]; &#10;       IF( AND(NOT(ISBLANK([.C22])); AND(LEN([.B22])&gt;0; [.B22]&gt;0)); &#10;             TEXT(DATEVALUE(LEFT([.G21]; 10)) + TIMEVALUE(MID([.G21]; 12; 12)) + [.B22]/(86400); &#10;             &quot;YYYY-MM-DD&quot;&quot;T&quot;&quot;HH:MM:SS&quot;);&#10;             IF(AND(NOT(ISBLANK([.C22])); NOT(ISBLANK([.G21]))); [.G21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23])&gt;0; &#10;       [.A23]; &#10;       IF( AND(NOT(ISBLANK([.C23])); AND(LEN([.B23])&gt;0; [.B23]&gt;0)); &#10;             TEXT(DATEVALUE(LEFT([.G22]; 10)) + TIMEVALUE(MID([.G22]; 12; 12)) + [.B23]/(86400); &#10;             &quot;YYYY-MM-DD&quot;&quot;T&quot;&quot;HH:MM:SS&quot;);&#10;             IF(AND(NOT(ISBLANK([.C23])); NOT(ISBLANK([.G22]))); [.G22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24])&gt;0; &#10;       [.A24]; &#10;       IF( AND(NOT(ISBLANK([.C24])); AND(LEN([.B24])&gt;0; [.B24]&gt;0)); &#10;             TEXT(DATEVALUE(LEFT([.G23]; 10)) + TIMEVALUE(MID([.G23]; 12; 12)) + [.B24]/(86400); &#10;             &quot;YYYY-MM-DD&quot;&quot;T&quot;&quot;HH:MM:SS&quot;);&#10;             IF(AND(NOT(ISBLANK([.C24])); NOT(ISBLANK([.G23]))); [.G23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25])&gt;0; &#10;       [.A25]; &#10;       IF( AND(NOT(ISBLANK([.C25])); AND(LEN([.B25])&gt;0; [.B25]&gt;0)); &#10;             TEXT(DATEVALUE(LEFT([.G24]; 10)) + TIMEVALUE(MID([.G24]; 12; 12)) + [.B25]/(86400); &#10;             &quot;YYYY-MM-DD&quot;&quot;T&quot;&quot;HH:MM:SS&quot;);&#10;             IF(AND(NOT(ISBLANK([.C25])); NOT(ISBLANK([.G24]))); [.G24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26])&gt;0; &#10;       [.A26]; &#10;       IF( AND(NOT(ISBLANK([.C26])); AND(LEN([.B26])&gt;0; [.B26]&gt;0)); &#10;             TEXT(DATEVALUE(LEFT([.G25]; 10)) + TIMEVALUE(MID([.G25]; 12; 12)) + [.B26]/(86400); &#10;             &quot;YYYY-MM-DD&quot;&quot;T&quot;&quot;HH:MM:SS&quot;);&#10;             IF(AND(NOT(ISBLANK([.C26])); NOT(ISBLANK([.G25]))); [.G25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27])&gt;0; &#10;       [.A27]; &#10;       IF( AND(NOT(ISBLANK([.C27])); AND(LEN([.B27])&gt;0; [.B27]&gt;0)); &#10;             TEXT(DATEVALUE(LEFT([.G26]; 10)) + TIMEVALUE(MID([.G26]; 12; 12)) + [.B27]/(86400); &#10;             &quot;YYYY-MM-DD&quot;&quot;T&quot;&quot;HH:MM:SS&quot;);&#10;             IF(AND(NOT(ISBLANK([.C27])); NOT(ISBLANK([.G26]))); [.G26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28])&gt;0; &#10;       [.A28]; &#10;       IF( AND(NOT(ISBLANK([.C28])); AND(LEN([.B28])&gt;0; [.B28]&gt;0)); &#10;             TEXT(DATEVALUE(LEFT([.G27]; 10)) + TIMEVALUE(MID([.G27]; 12; 12)) + [.B28]/(86400); &#10;             &quot;YYYY-MM-DD&quot;&quot;T&quot;&quot;HH:MM:SS&quot;);&#10;             IF(AND(NOT(ISBLANK([.C28])); NOT(ISBLANK([.G27]))); [.G27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29])&gt;0; &#10;       [.A29]; &#10;       IF( AND(NOT(ISBLANK([.C29])); AND(LEN([.B29])&gt;0; [.B29]&gt;0)); &#10;             TEXT(DATEVALUE(LEFT([.G28]; 10)) + TIMEVALUE(MID([.G28]; 12; 12)) + [.B29]/(86400); &#10;             &quot;YYYY-MM-DD&quot;&quot;T&quot;&quot;HH:MM:SS&quot;);&#10;             IF(AND(NOT(ISBLANK([.C29])); NOT(ISBLANK([.G28]))); [.G28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30])&gt;0; &#10;       [.A30]; &#10;       IF( AND(NOT(ISBLANK([.C30])); AND(LEN([.B30])&gt;0; [.B30]&gt;0)); &#10;             TEXT(DATEVALUE(LEFT([.G29]; 10)) + TIMEVALUE(MID([.G29]; 12; 12)) + [.B30]/(86400); &#10;             &quot;YYYY-MM-DD&quot;&quot;T&quot;&quot;HH:MM:SS&quot;);&#10;             IF(AND(NOT(ISBLANK([.C30])); NOT(ISBLANK([.G29]))); [.G29]; &quot;&quot;)&#10;       ))">
            <text:p/>
          </table:table-cell>
        </table:table-row>
        <table:table-row table:style-name="ro1">
          <table:table-cell table:style-name="ce5"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31])&gt;0; &#10;       [.A31]; &#10;       IF( AND(NOT(ISBLANK([.C31])); AND(LEN([.B31])&gt;0; [.B31]&gt;0)); &#10;             TEXT(DATEVALUE(LEFT([.G30]; 10)) + TIMEVALUE(MID([.G30]; 12; 12)) + [.B31]/(86400); &#10;             &quot;YYYY-MM-DD&quot;&quot;T&quot;&quot;HH:MM:SS&quot;);&#10;             IF(AND(NOT(ISBLANK([.C31])); NOT(ISBLANK([.G30]))); [.G30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32])&gt;0; &#10;       [.A32]; &#10;       IF( AND(NOT(ISBLANK([.C32])); AND(LEN([.B32])&gt;0; [.B32]&gt;0)); &#10;             TEXT(DATEVALUE(LEFT([.G31]; 10)) + TIMEVALUE(MID([.G31]; 12; 12)) + [.B32]/(86400); &#10;             &quot;YYYY-MM-DD&quot;&quot;T&quot;&quot;HH:MM:SS&quot;);&#10;             IF(AND(NOT(ISBLANK([.C32])); NOT(ISBLANK([.G31]))); [.G31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33])&gt;0; &#10;       [.A33]; &#10;       IF( AND(NOT(ISBLANK([.C33])); AND(LEN([.B33])&gt;0; [.B33]&gt;0)); &#10;             TEXT(DATEVALUE(LEFT([.G32]; 10)) + TIMEVALUE(MID([.G32]; 12; 12)) + [.B33]/(86400); &#10;             &quot;YYYY-MM-DD&quot;&quot;T&quot;&quot;HH:MM:SS&quot;);&#10;             IF(AND(NOT(ISBLANK([.C33])); NOT(ISBLANK([.G32]))); [.G32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34])&gt;0; &#10;       [.A34]; &#10;       IF( AND(NOT(ISBLANK([.C34])); AND(LEN([.B34])&gt;0; [.B34]&gt;0)); &#10;             TEXT(DATEVALUE(LEFT([.G33]; 10)) + TIMEVALUE(MID([.G33]; 12; 12)) + [.B34]/(86400); &#10;             &quot;YYYY-MM-DD&quot;&quot;T&quot;&quot;HH:MM:SS&quot;);&#10;             IF(AND(NOT(ISBLANK([.C34])); NOT(ISBLANK([.G33]))); [.G33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35])&gt;0; &#10;       [.A35]; &#10;       IF( AND(NOT(ISBLANK([.C35])); AND(LEN([.B35])&gt;0; [.B35]&gt;0)); &#10;             TEXT(DATEVALUE(LEFT([.G34]; 10)) + TIMEVALUE(MID([.G34]; 12; 12)) + [.B35]/(86400); &#10;             &quot;YYYY-MM-DD&quot;&quot;T&quot;&quot;HH:MM:SS&quot;);&#10;             IF(AND(NOT(ISBLANK([.C35])); NOT(ISBLANK([.G34]))); [.G34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36])&gt;0; &#10;       [.A36]; &#10;       IF( AND(NOT(ISBLANK([.C36])); AND(LEN([.B36])&gt;0; [.B36]&gt;0)); &#10;             TEXT(DATEVALUE(LEFT([.G35]; 10)) + TIMEVALUE(MID([.G35]; 12; 12)) + [.B36]/(86400); &#10;             &quot;YYYY-MM-DD&quot;&quot;T&quot;&quot;HH:MM:SS&quot;);&#10;             IF(AND(NOT(ISBLANK([.C36])); NOT(ISBLANK([.G35]))); [.G35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37])&gt;0; &#10;       [.A37]; &#10;       IF( AND(NOT(ISBLANK([.C37])); AND(LEN([.B37])&gt;0; [.B37]&gt;0)); &#10;             TEXT(DATEVALUE(LEFT([.G36]; 10)) + TIMEVALUE(MID([.G36]; 12; 12)) + [.B37]/(86400); &#10;             &quot;YYYY-MM-DD&quot;&quot;T&quot;&quot;HH:MM:SS&quot;);&#10;             IF(AND(NOT(ISBLANK([.C37])); NOT(ISBLANK([.G36]))); [.G36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38])&gt;0; &#10;       [.A38]; &#10;       IF( AND(NOT(ISBLANK([.C38])); AND(LEN([.B38])&gt;0; [.B38]&gt;0)); &#10;             TEXT(DATEVALUE(LEFT([.G37]; 10)) + TIMEVALUE(MID([.G37]; 12; 12)) + [.B38]/(86400); &#10;             &quot;YYYY-MM-DD&quot;&quot;T&quot;&quot;HH:MM:SS&quot;);&#10;             IF(AND(NOT(ISBLANK([.C38])); NOT(ISBLANK([.G37]))); [.G37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39])&gt;0; &#10;       [.A39]; &#10;       IF( AND(NOT(ISBLANK([.C39])); AND(LEN([.B39])&gt;0; [.B39]&gt;0)); &#10;             TEXT(DATEVALUE(LEFT([.G38]; 10)) + TIMEVALUE(MID([.G38]; 12; 12)) + [.B39]/(86400); &#10;             &quot;YYYY-MM-DD&quot;&quot;T&quot;&quot;HH:MM:SS&quot;);&#10;             IF(AND(NOT(ISBLANK([.C39])); NOT(ISBLANK([.G38]))); [.G38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40])&gt;0; &#10;       [.A40]; &#10;       IF( AND(NOT(ISBLANK([.C40])); AND(LEN([.B40])&gt;0; [.B40]&gt;0)); &#10;             TEXT(DATEVALUE(LEFT([.G39]; 10)) + TIMEVALUE(MID([.G39]; 12; 12)) + [.B40]/(86400); &#10;             &quot;YYYY-MM-DD&quot;&quot;T&quot;&quot;HH:MM:SS&quot;);&#10;             IF(AND(NOT(ISBLANK([.C40])); NOT(ISBLANK([.G39]))); [.G39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41])&gt;0; &#10;       [.A41]; &#10;       IF( AND(NOT(ISBLANK([.C41])); AND(LEN([.B41])&gt;0; [.B41]&gt;0)); &#10;             TEXT(DATEVALUE(LEFT([.G40]; 10)) + TIMEVALUE(MID([.G40]; 12; 12)) + [.B41]/(86400); &#10;             &quot;YYYY-MM-DD&quot;&quot;T&quot;&quot;HH:MM:SS&quot;);&#10;             IF(AND(NOT(ISBLANK([.C41])); NOT(ISBLANK([.G40]))); [.G40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42])&gt;0; &#10;       [.A42]; &#10;       IF( AND(NOT(ISBLANK([.C42])); AND(LEN([.B42])&gt;0; [.B42]&gt;0)); &#10;             TEXT(DATEVALUE(LEFT([.G41]; 10)) + TIMEVALUE(MID([.G41]; 12; 12)) + [.B42]/(86400); &#10;             &quot;YYYY-MM-DD&quot;&quot;T&quot;&quot;HH:MM:SS&quot;);&#10;             IF(AND(NOT(ISBLANK([.C42])); NOT(ISBLANK([.G41]))); [.G41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43])&gt;0; &#10;       [.A43]; &#10;       IF( AND(NOT(ISBLANK([.C43])); AND(LEN([.B43])&gt;0; [.B43]&gt;0)); &#10;             TEXT(DATEVALUE(LEFT([.G42]; 10)) + TIMEVALUE(MID([.G42]; 12; 12)) + [.B43]/(86400); &#10;             &quot;YYYY-MM-DD&quot;&quot;T&quot;&quot;HH:MM:SS&quot;);&#10;             IF(AND(NOT(ISBLANK([.C43])); NOT(ISBLANK([.G42]))); [.G42]; &quot;&quot;)&#10;       ))">
            <text:p/>
          </table:table-cell>
        </table:table-row>
        <table:table-row table:style-name="ro1">
          <table:table-cell/>
          <table:table-cell table:style-name="ce6" table:content-validation-name="val2"/>
          <table:table-cell table:style-name="ce7" table:content-validation-name="val4"/>
          <table:table-cell table:number-columns-repeated="3"/>
          <table:table-cell table:content-validation-name="val2" table:formula="of:=IF(LEN([.A44])&gt;0; &#10;       [.A44]; &#10;       IF( AND(NOT(ISBLANK([.C44])); AND(LEN([.B44])&gt;0; [.B44]&gt;0)); &#10;             TEXT(DATEVALUE(LEFT([.G43]; 10)) + TIMEVALUE(MID([.G43]; 12; 12)) + [.B44]/(86400); &#10;             &quot;YYYY-MM-DD&quot;&quot;T&quot;&quot;HH:MM:SS&quot;);&#10;             IF(AND(NOT(ISBLANK([.C44])); NOT(ISBLANK([.G43]))); [.G43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45])&gt;0; &#10;       [.A45]; &#10;       IF( AND(NOT(ISBLANK([.C45])); AND(LEN([.B45])&gt;0; [.B45]&gt;0)); &#10;             TEXT(DATEVALUE(LEFT([.G44]; 10)) + TIMEVALUE(MID([.G44]; 12; 12)) + [.B45]/(86400); &#10;             &quot;YYYY-MM-DD&quot;&quot;T&quot;&quot;HH:MM:SS&quot;);&#10;             IF(AND(NOT(ISBLANK([.C45])); NOT(ISBLANK([.G44]))); [.G44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46])&gt;0; &#10;       [.A46]; &#10;       IF( AND(NOT(ISBLANK([.C46])); AND(LEN([.B46])&gt;0; [.B46]&gt;0)); &#10;             TEXT(DATEVALUE(LEFT([.G45]; 10)) + TIMEVALUE(MID([.G45]; 12; 12)) + [.B46]/(86400); &#10;             &quot;YYYY-MM-DD&quot;&quot;T&quot;&quot;HH:MM:SS&quot;);&#10;             IF(AND(NOT(ISBLANK([.C46])); NOT(ISBLANK([.G45]))); [.G45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47])&gt;0; &#10;       [.A47]; &#10;       IF( AND(NOT(ISBLANK([.C47])); AND(LEN([.B47])&gt;0; [.B47]&gt;0)); &#10;             TEXT(DATEVALUE(LEFT([.G46]; 10)) + TIMEVALUE(MID([.G46]; 12; 12)) + [.B47]/(86400); &#10;             &quot;YYYY-MM-DD&quot;&quot;T&quot;&quot;HH:MM:SS&quot;);&#10;             IF(AND(NOT(ISBLANK([.C47])); NOT(ISBLANK([.G46]))); [.G46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48])&gt;0; &#10;       [.A48]; &#10;       IF( AND(NOT(ISBLANK([.C48])); AND(LEN([.B48])&gt;0; [.B48]&gt;0)); &#10;             TEXT(DATEVALUE(LEFT([.G47]; 10)) + TIMEVALUE(MID([.G47]; 12; 12)) + [.B48]/(86400); &#10;             &quot;YYYY-MM-DD&quot;&quot;T&quot;&quot;HH:MM:SS&quot;);&#10;             IF(AND(NOT(ISBLANK([.C48])); NOT(ISBLANK([.G47]))); [.G47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49])&gt;0; &#10;       [.A49]; &#10;       IF( AND(NOT(ISBLANK([.C49])); AND(LEN([.B49])&gt;0; [.B49]&gt;0)); &#10;             TEXT(DATEVALUE(LEFT([.G48]; 10)) + TIMEVALUE(MID([.G48]; 12; 12)) + [.B49]/(86400); &#10;             &quot;YYYY-MM-DD&quot;&quot;T&quot;&quot;HH:MM:SS&quot;);&#10;             IF(AND(NOT(ISBLANK([.C49])); NOT(ISBLANK([.G48]))); [.G48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50])&gt;0; &#10;       [.A50]; &#10;       IF( AND(NOT(ISBLANK([.C50])); AND(LEN([.B50])&gt;0; [.B50]&gt;0)); &#10;             TEXT(DATEVALUE(LEFT([.G49]; 10)) + TIMEVALUE(MID([.G49]; 12; 12)) + [.B50]/(86400); &#10;             &quot;YYYY-MM-DD&quot;&quot;T&quot;&quot;HH:MM:SS&quot;);&#10;             IF(AND(NOT(ISBLANK([.C50])); NOT(ISBLANK([.G49]))); [.G49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51])&gt;0; &#10;       [.A51]; &#10;       IF( AND(NOT(ISBLANK([.C51])); AND(LEN([.B51])&gt;0; [.B51]&gt;0)); &#10;             TEXT(DATEVALUE(LEFT([.G50]; 10)) + TIMEVALUE(MID([.G50]; 12; 12)) + [.B51]/(86400); &#10;             &quot;YYYY-MM-DD&quot;&quot;T&quot;&quot;HH:MM:SS&quot;);&#10;             IF(AND(NOT(ISBLANK([.C51])); NOT(ISBLANK([.G50]))); [.G50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52])&gt;0; &#10;       [.A52]; &#10;       IF( AND(NOT(ISBLANK([.C52])); AND(LEN([.B52])&gt;0; [.B52]&gt;0)); &#10;             TEXT(DATEVALUE(LEFT([.G51]; 10)) + TIMEVALUE(MID([.G51]; 12; 12)) + [.B52]/(86400); &#10;             &quot;YYYY-MM-DD&quot;&quot;T&quot;&quot;HH:MM:SS&quot;);&#10;             IF(AND(NOT(ISBLANK([.C52])); NOT(ISBLANK([.G51]))); [.G51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53])&gt;0; &#10;       [.A53]; &#10;       IF( AND(NOT(ISBLANK([.C53])); AND(LEN([.B53])&gt;0; [.B53]&gt;0)); &#10;             TEXT(DATEVALUE(LEFT([.G52]; 10)) + TIMEVALUE(MID([.G52]; 12; 12)) + [.B53]/(86400); &#10;             &quot;YYYY-MM-DD&quot;&quot;T&quot;&quot;HH:MM:SS&quot;);&#10;             IF(AND(NOT(ISBLANK([.C53])); NOT(ISBLANK([.G52]))); [.G52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54])&gt;0; &#10;       [.A54]; &#10;       IF( AND(NOT(ISBLANK([.C54])); AND(LEN([.B54])&gt;0; [.B54]&gt;0)); &#10;             TEXT(DATEVALUE(LEFT([.G53]; 10)) + TIMEVALUE(MID([.G53]; 12; 12)) + [.B54]/(86400); &#10;             &quot;YYYY-MM-DD&quot;&quot;T&quot;&quot;HH:MM:SS&quot;);&#10;             IF(AND(NOT(ISBLANK([.C54])); NOT(ISBLANK([.G53]))); [.G53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55])&gt;0; &#10;       [.A55]; &#10;       IF( AND(NOT(ISBLANK([.C55])); AND(LEN([.B55])&gt;0; [.B55]&gt;0)); &#10;             TEXT(DATEVALUE(LEFT([.G54]; 10)) + TIMEVALUE(MID([.G54]; 12; 12)) + [.B55]/(86400); &#10;             &quot;YYYY-MM-DD&quot;&quot;T&quot;&quot;HH:MM:SS&quot;);&#10;             IF(AND(NOT(ISBLANK([.C55])); NOT(ISBLANK([.G54]))); [.G54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56])&gt;0; &#10;       [.A56]; &#10;       IF( AND(NOT(ISBLANK([.C56])); AND(LEN([.B56])&gt;0; [.B56]&gt;0)); &#10;             TEXT(DATEVALUE(LEFT([.G55]; 10)) + TIMEVALUE(MID([.G55]; 12; 12)) + [.B56]/(86400); &#10;             &quot;YYYY-MM-DD&quot;&quot;T&quot;&quot;HH:MM:SS&quot;);&#10;             IF(AND(NOT(ISBLANK([.C56])); NOT(ISBLANK([.G55]))); [.G55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57])&gt;0; &#10;       [.A57]; &#10;       IF( AND(NOT(ISBLANK([.C57])); AND(LEN([.B57])&gt;0; [.B57]&gt;0)); &#10;             TEXT(DATEVALUE(LEFT([.G56]; 10)) + TIMEVALUE(MID([.G56]; 12; 12)) + [.B57]/(86400); &#10;             &quot;YYYY-MM-DD&quot;&quot;T&quot;&quot;HH:MM:SS&quot;);&#10;             IF(AND(NOT(ISBLANK([.C57])); NOT(ISBLANK([.G56]))); [.G56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58])&gt;0; &#10;       [.A58]; &#10;       IF( AND(NOT(ISBLANK([.C58])); AND(LEN([.B58])&gt;0; [.B58]&gt;0)); &#10;             TEXT(DATEVALUE(LEFT([.G57]; 10)) + TIMEVALUE(MID([.G57]; 12; 12)) + [.B58]/(86400); &#10;             &quot;YYYY-MM-DD&quot;&quot;T&quot;&quot;HH:MM:SS&quot;);&#10;             IF(AND(NOT(ISBLANK([.C58])); NOT(ISBLANK([.G57]))); [.G57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59])&gt;0; &#10;       [.A59]; &#10;       IF( AND(NOT(ISBLANK([.C59])); AND(LEN([.B59])&gt;0; [.B59]&gt;0)); &#10;             TEXT(DATEVALUE(LEFT([.G58]; 10)) + TIMEVALUE(MID([.G58]; 12; 12)) + [.B59]/(86400); &#10;             &quot;YYYY-MM-DD&quot;&quot;T&quot;&quot;HH:MM:SS&quot;);&#10;             IF(AND(NOT(ISBLANK([.C59])); NOT(ISBLANK([.G58]))); [.G58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60])&gt;0; &#10;       [.A60]; &#10;       IF( AND(NOT(ISBLANK([.C60])); AND(LEN([.B60])&gt;0; [.B60]&gt;0)); &#10;             TEXT(DATEVALUE(LEFT([.G59]; 10)) + TIMEVALUE(MID([.G59]; 12; 12)) + [.B60]/(86400); &#10;             &quot;YYYY-MM-DD&quot;&quot;T&quot;&quot;HH:MM:SS&quot;);&#10;             IF(AND(NOT(ISBLANK([.C60])); NOT(ISBLANK([.G59]))); [.G59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61])&gt;0; &#10;       [.A61]; &#10;       IF( AND(NOT(ISBLANK([.C61])); AND(LEN([.B61])&gt;0; [.B61]&gt;0)); &#10;             TEXT(DATEVALUE(LEFT([.G60]; 10)) + TIMEVALUE(MID([.G60]; 12; 12)) + [.B61]/(86400); &#10;             &quot;YYYY-MM-DD&quot;&quot;T&quot;&quot;HH:MM:SS&quot;);&#10;             IF(AND(NOT(ISBLANK([.C61])); NOT(ISBLANK([.G60]))); [.G60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62])&gt;0; &#10;       [.A62]; &#10;       IF( AND(NOT(ISBLANK([.C62])); AND(LEN([.B62])&gt;0; [.B62]&gt;0)); &#10;             TEXT(DATEVALUE(LEFT([.G61]; 10)) + TIMEVALUE(MID([.G61]; 12; 12)) + [.B62]/(86400); &#10;             &quot;YYYY-MM-DD&quot;&quot;T&quot;&quot;HH:MM:SS&quot;);&#10;             IF(AND(NOT(ISBLANK([.C62])); NOT(ISBLANK([.G61]))); [.G61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63])&gt;0; &#10;       [.A63]; &#10;       IF( AND(NOT(ISBLANK([.C63])); AND(LEN([.B63])&gt;0; [.B63]&gt;0)); &#10;             TEXT(DATEVALUE(LEFT([.G62]; 10)) + TIMEVALUE(MID([.G62]; 12; 12)) + [.B63]/(86400); &#10;             &quot;YYYY-MM-DD&quot;&quot;T&quot;&quot;HH:MM:SS&quot;);&#10;             IF(AND(NOT(ISBLANK([.C63])); NOT(ISBLANK([.G62]))); [.G62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64])&gt;0; &#10;       [.A64]; &#10;       IF( AND(NOT(ISBLANK([.C64])); AND(LEN([.B64])&gt;0; [.B64]&gt;0)); &#10;             TEXT(DATEVALUE(LEFT([.G63]; 10)) + TIMEVALUE(MID([.G63]; 12; 12)) + [.B64]/(86400); &#10;             &quot;YYYY-MM-DD&quot;&quot;T&quot;&quot;HH:MM:SS&quot;);&#10;             IF(AND(NOT(ISBLANK([.C64])); NOT(ISBLANK([.G63]))); [.G63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65])&gt;0; &#10;       [.A65]; &#10;       IF( AND(NOT(ISBLANK([.C65])); AND(LEN([.B65])&gt;0; [.B65]&gt;0)); &#10;             TEXT(DATEVALUE(LEFT([.G64]; 10)) + TIMEVALUE(MID([.G64]; 12; 12)) + [.B65]/(86400); &#10;             &quot;YYYY-MM-DD&quot;&quot;T&quot;&quot;HH:MM:SS&quot;);&#10;             IF(AND(NOT(ISBLANK([.C65])); NOT(ISBLANK([.G64]))); [.G64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66])&gt;0; &#10;       [.A66]; &#10;       IF( AND(NOT(ISBLANK([.C66])); AND(LEN([.B66])&gt;0; [.B66]&gt;0)); &#10;             TEXT(DATEVALUE(LEFT([.G65]; 10)) + TIMEVALUE(MID([.G65]; 12; 12)) + [.B66]/(86400); &#10;             &quot;YYYY-MM-DD&quot;&quot;T&quot;&quot;HH:MM:SS&quot;);&#10;             IF(AND(NOT(ISBLANK([.C66])); NOT(ISBLANK([.G65]))); [.G65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67])&gt;0; &#10;       [.A67]; &#10;       IF( AND(NOT(ISBLANK([.C67])); AND(LEN([.B67])&gt;0; [.B67]&gt;0)); &#10;             TEXT(DATEVALUE(LEFT([.G66]; 10)) + TIMEVALUE(MID([.G66]; 12; 12)) + [.B67]/(86400); &#10;             &quot;YYYY-MM-DD&quot;&quot;T&quot;&quot;HH:MM:SS&quot;);&#10;             IF(AND(NOT(ISBLANK([.C67])); NOT(ISBLANK([.G66]))); [.G66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68])&gt;0; &#10;       [.A68]; &#10;       IF( AND(NOT(ISBLANK([.C68])); AND(LEN([.B68])&gt;0; [.B68]&gt;0)); &#10;             TEXT(DATEVALUE(LEFT([.G67]; 10)) + TIMEVALUE(MID([.G67]; 12; 12)) + [.B68]/(86400); &#10;             &quot;YYYY-MM-DD&quot;&quot;T&quot;&quot;HH:MM:SS&quot;);&#10;             IF(AND(NOT(ISBLANK([.C68])); NOT(ISBLANK([.G67]))); [.G67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69])&gt;0; &#10;       [.A69]; &#10;       IF( AND(NOT(ISBLANK([.C69])); AND(LEN([.B69])&gt;0; [.B69]&gt;0)); &#10;             TEXT(DATEVALUE(LEFT([.G68]; 10)) + TIMEVALUE(MID([.G68]; 12; 12)) + [.B69]/(86400); &#10;             &quot;YYYY-MM-DD&quot;&quot;T&quot;&quot;HH:MM:SS&quot;);&#10;             IF(AND(NOT(ISBLANK([.C69])); NOT(ISBLANK([.G68]))); [.G68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70])&gt;0; &#10;       [.A70]; &#10;       IF( AND(NOT(ISBLANK([.C70])); AND(LEN([.B70])&gt;0; [.B70]&gt;0)); &#10;             TEXT(DATEVALUE(LEFT([.G69]; 10)) + TIMEVALUE(MID([.G69]; 12; 12)) + [.B70]/(86400); &#10;             &quot;YYYY-MM-DD&quot;&quot;T&quot;&quot;HH:MM:SS&quot;);&#10;             IF(AND(NOT(ISBLANK([.C70])); NOT(ISBLANK([.G69]))); [.G69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71])&gt;0; &#10;       [.A71]; &#10;       IF( AND(NOT(ISBLANK([.C71])); AND(LEN([.B71])&gt;0; [.B71]&gt;0)); &#10;             TEXT(DATEVALUE(LEFT([.G70]; 10)) + TIMEVALUE(MID([.G70]; 12; 12)) + [.B71]/(86400); &#10;             &quot;YYYY-MM-DD&quot;&quot;T&quot;&quot;HH:MM:SS&quot;);&#10;             IF(AND(NOT(ISBLANK([.C71])); NOT(ISBLANK([.G70]))); [.G70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72])&gt;0; &#10;       [.A72]; &#10;       IF( AND(NOT(ISBLANK([.C72])); AND(LEN([.B72])&gt;0; [.B72]&gt;0)); &#10;             TEXT(DATEVALUE(LEFT([.G71]; 10)) + TIMEVALUE(MID([.G71]; 12; 12)) + [.B72]/(86400); &#10;             &quot;YYYY-MM-DD&quot;&quot;T&quot;&quot;HH:MM:SS&quot;);&#10;             IF(AND(NOT(ISBLANK([.C72])); NOT(ISBLANK([.G71]))); [.G71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73])&gt;0; &#10;       [.A73]; &#10;       IF( AND(NOT(ISBLANK([.C73])); AND(LEN([.B73])&gt;0; [.B73]&gt;0)); &#10;             TEXT(DATEVALUE(LEFT([.G72]; 10)) + TIMEVALUE(MID([.G72]; 12; 12)) + [.B73]/(86400); &#10;             &quot;YYYY-MM-DD&quot;&quot;T&quot;&quot;HH:MM:SS&quot;);&#10;             IF(AND(NOT(ISBLANK([.C73])); NOT(ISBLANK([.G72]))); [.G72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74])&gt;0; &#10;       [.A74]; &#10;       IF( AND(NOT(ISBLANK([.C74])); AND(LEN([.B74])&gt;0; [.B74]&gt;0)); &#10;             TEXT(DATEVALUE(LEFT([.G73]; 10)) + TIMEVALUE(MID([.G73]; 12; 12)) + [.B74]/(86400); &#10;             &quot;YYYY-MM-DD&quot;&quot;T&quot;&quot;HH:MM:SS&quot;);&#10;             IF(AND(NOT(ISBLANK([.C74])); NOT(ISBLANK([.G73]))); [.G73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75])&gt;0; &#10;       [.A75]; &#10;       IF( AND(NOT(ISBLANK([.C75])); AND(LEN([.B75])&gt;0; [.B75]&gt;0)); &#10;             TEXT(DATEVALUE(LEFT([.G74]; 10)) + TIMEVALUE(MID([.G74]; 12; 12)) + [.B75]/(86400); &#10;             &quot;YYYY-MM-DD&quot;&quot;T&quot;&quot;HH:MM:SS&quot;);&#10;             IF(AND(NOT(ISBLANK([.C75])); NOT(ISBLANK([.G74]))); [.G74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76])&gt;0; &#10;       [.A76]; &#10;       IF( AND(NOT(ISBLANK([.C76])); AND(LEN([.B76])&gt;0; [.B76]&gt;0)); &#10;             TEXT(DATEVALUE(LEFT([.G75]; 10)) + TIMEVALUE(MID([.G75]; 12; 12)) + [.B76]/(86400); &#10;             &quot;YYYY-MM-DD&quot;&quot;T&quot;&quot;HH:MM:SS&quot;);&#10;             IF(AND(NOT(ISBLANK([.C76])); NOT(ISBLANK([.G75]))); [.G75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77])&gt;0; &#10;       [.A77]; &#10;       IF( AND(NOT(ISBLANK([.C77])); AND(LEN([.B77])&gt;0; [.B77]&gt;0)); &#10;             TEXT(DATEVALUE(LEFT([.G76]; 10)) + TIMEVALUE(MID([.G76]; 12; 12)) + [.B77]/(86400); &#10;             &quot;YYYY-MM-DD&quot;&quot;T&quot;&quot;HH:MM:SS&quot;);&#10;             IF(AND(NOT(ISBLANK([.C77])); NOT(ISBLANK([.G76]))); [.G76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78])&gt;0; &#10;       [.A78]; &#10;       IF( AND(NOT(ISBLANK([.C78])); AND(LEN([.B78])&gt;0; [.B78]&gt;0)); &#10;             TEXT(DATEVALUE(LEFT([.G77]; 10)) + TIMEVALUE(MID([.G77]; 12; 12)) + [.B78]/(86400); &#10;             &quot;YYYY-MM-DD&quot;&quot;T&quot;&quot;HH:MM:SS&quot;);&#10;             IF(AND(NOT(ISBLANK([.C78])); NOT(ISBLANK([.G77]))); [.G77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79])&gt;0; &#10;       [.A79]; &#10;       IF( AND(NOT(ISBLANK([.C79])); AND(LEN([.B79])&gt;0; [.B79]&gt;0)); &#10;             TEXT(DATEVALUE(LEFT([.G78]; 10)) + TIMEVALUE(MID([.G78]; 12; 12)) + [.B79]/(86400); &#10;             &quot;YYYY-MM-DD&quot;&quot;T&quot;&quot;HH:MM:SS&quot;);&#10;             IF(AND(NOT(ISBLANK([.C79])); NOT(ISBLANK([.G78]))); [.G78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80])&gt;0; &#10;       [.A80]; &#10;       IF( AND(NOT(ISBLANK([.C80])); AND(LEN([.B80])&gt;0; [.B80]&gt;0)); &#10;             TEXT(DATEVALUE(LEFT([.G79]; 10)) + TIMEVALUE(MID([.G79]; 12; 12)) + [.B80]/(86400); &#10;             &quot;YYYY-MM-DD&quot;&quot;T&quot;&quot;HH:MM:SS&quot;);&#10;             IF(AND(NOT(ISBLANK([.C80])); NOT(ISBLANK([.G79]))); [.G79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81])&gt;0; &#10;       [.A81]; &#10;       IF( AND(NOT(ISBLANK([.C81])); AND(LEN([.B81])&gt;0; [.B81]&gt;0)); &#10;             TEXT(DATEVALUE(LEFT([.G80]; 10)) + TIMEVALUE(MID([.G80]; 12; 12)) + [.B81]/(86400); &#10;             &quot;YYYY-MM-DD&quot;&quot;T&quot;&quot;HH:MM:SS&quot;);&#10;             IF(AND(NOT(ISBLANK([.C81])); NOT(ISBLANK([.G80]))); [.G80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82])&gt;0; &#10;       [.A82]; &#10;       IF( AND(NOT(ISBLANK([.C82])); AND(LEN([.B82])&gt;0; [.B82]&gt;0)); &#10;             TEXT(DATEVALUE(LEFT([.G81]; 10)) + TIMEVALUE(MID([.G81]; 12; 12)) + [.B82]/(86400); &#10;             &quot;YYYY-MM-DD&quot;&quot;T&quot;&quot;HH:MM:SS&quot;);&#10;             IF(AND(NOT(ISBLANK([.C82])); NOT(ISBLANK([.G81]))); [.G81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83])&gt;0; &#10;       [.A83]; &#10;       IF( AND(NOT(ISBLANK([.C83])); AND(LEN([.B83])&gt;0; [.B83]&gt;0)); &#10;             TEXT(DATEVALUE(LEFT([.G82]; 10)) + TIMEVALUE(MID([.G82]; 12; 12)) + [.B83]/(86400); &#10;             &quot;YYYY-MM-DD&quot;&quot;T&quot;&quot;HH:MM:SS&quot;);&#10;             IF(AND(NOT(ISBLANK([.C83])); NOT(ISBLANK([.G82]))); [.G82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84])&gt;0; &#10;       [.A84]; &#10;       IF( AND(NOT(ISBLANK([.C84])); AND(LEN([.B84])&gt;0; [.B84]&gt;0)); &#10;             TEXT(DATEVALUE(LEFT([.G83]; 10)) + TIMEVALUE(MID([.G83]; 12; 12)) + [.B84]/(86400); &#10;             &quot;YYYY-MM-DD&quot;&quot;T&quot;&quot;HH:MM:SS&quot;);&#10;             IF(AND(NOT(ISBLANK([.C84])); NOT(ISBLANK([.G83]))); [.G83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85])&gt;0; &#10;       [.A85]; &#10;       IF( AND(NOT(ISBLANK([.C85])); AND(LEN([.B85])&gt;0; [.B85]&gt;0)); &#10;             TEXT(DATEVALUE(LEFT([.G84]; 10)) + TIMEVALUE(MID([.G84]; 12; 12)) + [.B85]/(86400); &#10;             &quot;YYYY-MM-DD&quot;&quot;T&quot;&quot;HH:MM:SS&quot;);&#10;             IF(AND(NOT(ISBLANK([.C85])); NOT(ISBLANK([.G84]))); [.G84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86])&gt;0; &#10;       [.A86]; &#10;       IF( AND(NOT(ISBLANK([.C86])); AND(LEN([.B86])&gt;0; [.B86]&gt;0)); &#10;             TEXT(DATEVALUE(LEFT([.G85]; 10)) + TIMEVALUE(MID([.G85]; 12; 12)) + [.B86]/(86400); &#10;             &quot;YYYY-MM-DD&quot;&quot;T&quot;&quot;HH:MM:SS&quot;);&#10;             IF(AND(NOT(ISBLANK([.C86])); NOT(ISBLANK([.G85]))); [.G85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87])&gt;0; &#10;       [.A87]; &#10;       IF( AND(NOT(ISBLANK([.C87])); AND(LEN([.B87])&gt;0; [.B87]&gt;0)); &#10;             TEXT(DATEVALUE(LEFT([.G86]; 10)) + TIMEVALUE(MID([.G86]; 12; 12)) + [.B87]/(86400); &#10;             &quot;YYYY-MM-DD&quot;&quot;T&quot;&quot;HH:MM:SS&quot;);&#10;             IF(AND(NOT(ISBLANK([.C87])); NOT(ISBLANK([.G86]))); [.G86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88])&gt;0; &#10;       [.A88]; &#10;       IF( AND(NOT(ISBLANK([.C88])); AND(LEN([.B88])&gt;0; [.B88]&gt;0)); &#10;             TEXT(DATEVALUE(LEFT([.G87]; 10)) + TIMEVALUE(MID([.G87]; 12; 12)) + [.B88]/(86400); &#10;             &quot;YYYY-MM-DD&quot;&quot;T&quot;&quot;HH:MM:SS&quot;);&#10;             IF(AND(NOT(ISBLANK([.C88])); NOT(ISBLANK([.G87]))); [.G87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89])&gt;0; &#10;       [.A89]; &#10;       IF( AND(NOT(ISBLANK([.C89])); AND(LEN([.B89])&gt;0; [.B89]&gt;0)); &#10;             TEXT(DATEVALUE(LEFT([.G88]; 10)) + TIMEVALUE(MID([.G88]; 12; 12)) + [.B89]/(86400); &#10;             &quot;YYYY-MM-DD&quot;&quot;T&quot;&quot;HH:MM:SS&quot;);&#10;             IF(AND(NOT(ISBLANK([.C89])); NOT(ISBLANK([.G88]))); [.G88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90])&gt;0; &#10;       [.A90]; &#10;       IF( AND(NOT(ISBLANK([.C90])); AND(LEN([.B90])&gt;0; [.B90]&gt;0)); &#10;             TEXT(DATEVALUE(LEFT([.G89]; 10)) + TIMEVALUE(MID([.G89]; 12; 12)) + [.B90]/(86400); &#10;             &quot;YYYY-MM-DD&quot;&quot;T&quot;&quot;HH:MM:SS&quot;);&#10;             IF(AND(NOT(ISBLANK([.C90])); NOT(ISBLANK([.G89]))); [.G89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91])&gt;0; &#10;       [.A91]; &#10;       IF( AND(NOT(ISBLANK([.C91])); AND(LEN([.B91])&gt;0; [.B91]&gt;0)); &#10;             TEXT(DATEVALUE(LEFT([.G90]; 10)) + TIMEVALUE(MID([.G90]; 12; 12)) + [.B91]/(86400); &#10;             &quot;YYYY-MM-DD&quot;&quot;T&quot;&quot;HH:MM:SS&quot;);&#10;             IF(AND(NOT(ISBLANK([.C91])); NOT(ISBLANK([.G90]))); [.G90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92])&gt;0; &#10;       [.A92]; &#10;       IF( AND(NOT(ISBLANK([.C92])); AND(LEN([.B92])&gt;0; [.B92]&gt;0)); &#10;             TEXT(DATEVALUE(LEFT([.G91]; 10)) + TIMEVALUE(MID([.G91]; 12; 12)) + [.B92]/(86400); &#10;             &quot;YYYY-MM-DD&quot;&quot;T&quot;&quot;HH:MM:SS&quot;);&#10;             IF(AND(NOT(ISBLANK([.C92])); NOT(ISBLANK([.G91]))); [.G91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93])&gt;0; &#10;       [.A93]; &#10;       IF( AND(NOT(ISBLANK([.C93])); AND(LEN([.B93])&gt;0; [.B93]&gt;0)); &#10;             TEXT(DATEVALUE(LEFT([.G92]; 10)) + TIMEVALUE(MID([.G92]; 12; 12)) + [.B93]/(86400); &#10;             &quot;YYYY-MM-DD&quot;&quot;T&quot;&quot;HH:MM:SS&quot;);&#10;             IF(AND(NOT(ISBLANK([.C93])); NOT(ISBLANK([.G92]))); [.G92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94])&gt;0; &#10;       [.A94]; &#10;       IF( AND(NOT(ISBLANK([.C94])); AND(LEN([.B94])&gt;0; [.B94]&gt;0)); &#10;             TEXT(DATEVALUE(LEFT([.G93]; 10)) + TIMEVALUE(MID([.G93]; 12; 12)) + [.B94]/(86400); &#10;             &quot;YYYY-MM-DD&quot;&quot;T&quot;&quot;HH:MM:SS&quot;);&#10;             IF(AND(NOT(ISBLANK([.C94])); NOT(ISBLANK([.G93]))); [.G93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95])&gt;0; &#10;       [.A95]; &#10;       IF( AND(NOT(ISBLANK([.C95])); AND(LEN([.B95])&gt;0; [.B95]&gt;0)); &#10;             TEXT(DATEVALUE(LEFT([.G94]; 10)) + TIMEVALUE(MID([.G94]; 12; 12)) + [.B95]/(86400); &#10;             &quot;YYYY-MM-DD&quot;&quot;T&quot;&quot;HH:MM:SS&quot;);&#10;             IF(AND(NOT(ISBLANK([.C95])); NOT(ISBLANK([.G94]))); [.G94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96])&gt;0; &#10;       [.A96]; &#10;       IF( AND(NOT(ISBLANK([.C96])); AND(LEN([.B96])&gt;0; [.B96]&gt;0)); &#10;             TEXT(DATEVALUE(LEFT([.G95]; 10)) + TIMEVALUE(MID([.G95]; 12; 12)) + [.B96]/(86400); &#10;             &quot;YYYY-MM-DD&quot;&quot;T&quot;&quot;HH:MM:SS&quot;);&#10;             IF(AND(NOT(ISBLANK([.C96])); NOT(ISBLANK([.G95]))); [.G95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97])&gt;0; &#10;       [.A97]; &#10;       IF( AND(NOT(ISBLANK([.C97])); AND(LEN([.B97])&gt;0; [.B97]&gt;0)); &#10;             TEXT(DATEVALUE(LEFT([.G96]; 10)) + TIMEVALUE(MID([.G96]; 12; 12)) + [.B97]/(86400); &#10;             &quot;YYYY-MM-DD&quot;&quot;T&quot;&quot;HH:MM:SS&quot;);&#10;             IF(AND(NOT(ISBLANK([.C97])); NOT(ISBLANK([.G96]))); [.G96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98])&gt;0; &#10;       [.A98]; &#10;       IF( AND(NOT(ISBLANK([.C98])); AND(LEN([.B98])&gt;0; [.B98]&gt;0)); &#10;             TEXT(DATEVALUE(LEFT([.G97]; 10)) + TIMEVALUE(MID([.G97]; 12; 12)) + [.B98]/(86400); &#10;             &quot;YYYY-MM-DD&quot;&quot;T&quot;&quot;HH:MM:SS&quot;);&#10;             IF(AND(NOT(ISBLANK([.C98])); NOT(ISBLANK([.G97]))); [.G97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99])&gt;0; &#10;       [.A99]; &#10;       IF( AND(NOT(ISBLANK([.C99])); AND(LEN([.B99])&gt;0; [.B99]&gt;0)); &#10;             TEXT(DATEVALUE(LEFT([.G98]; 10)) + TIMEVALUE(MID([.G98]; 12; 12)) + [.B99]/(86400); &#10;             &quot;YYYY-MM-DD&quot;&quot;T&quot;&quot;HH:MM:SS&quot;);&#10;             IF(AND(NOT(ISBLANK([.C99])); NOT(ISBLANK([.G98]))); [.G98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100])&gt;0; &#10;       [.A100]; &#10;       IF( AND(NOT(ISBLANK([.C100])); AND(LEN([.B100])&gt;0; [.B100]&gt;0)); &#10;             TEXT(DATEVALUE(LEFT([.G99]; 10)) + TIMEVALUE(MID([.G99]; 12; 12)) + [.B100]/(86400); &#10;             &quot;YYYY-MM-DD&quot;&quot;T&quot;&quot;HH:MM:SS&quot;);&#10;             IF(AND(NOT(ISBLANK([.C100])); NOT(ISBLANK([.G99]))); [.G99]; &quot;&quot;)&#10;       ))">
            <text:p/>
          </table:table-cell>
        </table:table-row>
        <table:table-row table:style-name="ro1">
          <table:table-cell table:number-columns-repeated="2"/>
          <table:table-cell table:style-name="ce7" table:content-validation-name="val4"/>
          <table:table-cell table:number-columns-repeated="3"/>
          <table:table-cell table:content-validation-name="val2" table:formula="of:=IF(LEN([.A101])&gt;0; &#10;       [.A101]; &#10;       IF( AND(NOT(ISBLANK([.C101])); AND(LEN([.B101])&gt;0; [.B101]&gt;0)); &#10;             TEXT(DATEVALUE(LEFT([.G100]; 10)) + TIMEVALUE(MID([.G100]; 12; 12)) + [.B101]/(86400); &#10;             &quot;YYYY-MM-DD&quot;&quot;T&quot;&quot;HH:MM:SS&quot;);&#10;             IF(AND(NOT(ISBLANK([.C101])); NOT(ISBLANK([.G100]))); [.G100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02])&gt;0; &#10;       [.A102]; &#10;       IF( AND(NOT(ISBLANK([.C102])); AND(LEN([.B102])&gt;0; [.B102]&gt;0)); &#10;             TEXT(DATEVALUE(LEFT([.G101]; 10)) + TIMEVALUE(MID([.G101]; 12; 12)) + [.B102]/(86400); &#10;             &quot;YYYY-MM-DD&quot;&quot;T&quot;&quot;HH:MM:SS&quot;);&#10;             IF(AND(NOT(ISBLANK([.C102])); NOT(ISBLANK([.G101]))); [.G101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03])&gt;0; &#10;       [.A103]; &#10;       IF( AND(NOT(ISBLANK([.C103])); AND(LEN([.B103])&gt;0; [.B103]&gt;0)); &#10;             TEXT(DATEVALUE(LEFT([.G102]; 10)) + TIMEVALUE(MID([.G102]; 12; 12)) + [.B103]/(86400); &#10;             &quot;YYYY-MM-DD&quot;&quot;T&quot;&quot;HH:MM:SS&quot;);&#10;             IF(AND(NOT(ISBLANK([.C103])); NOT(ISBLANK([.G102]))); [.G102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04])&gt;0; &#10;       [.A104]; &#10;       IF( AND(NOT(ISBLANK([.C104])); AND(LEN([.B104])&gt;0; [.B104]&gt;0)); &#10;             TEXT(DATEVALUE(LEFT([.G103]; 10)) + TIMEVALUE(MID([.G103]; 12; 12)) + [.B104]/(86400); &#10;             &quot;YYYY-MM-DD&quot;&quot;T&quot;&quot;HH:MM:SS&quot;);&#10;             IF(AND(NOT(ISBLANK([.C104])); NOT(ISBLANK([.G103]))); [.G103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05])&gt;0; &#10;       [.A105]; &#10;       IF( AND(NOT(ISBLANK([.C105])); AND(LEN([.B105])&gt;0; [.B105]&gt;0)); &#10;             TEXT(DATEVALUE(LEFT([.G104]; 10)) + TIMEVALUE(MID([.G104]; 12; 12)) + [.B105]/(86400); &#10;             &quot;YYYY-MM-DD&quot;&quot;T&quot;&quot;HH:MM:SS&quot;);&#10;             IF(AND(NOT(ISBLANK([.C105])); NOT(ISBLANK([.G104]))); [.G104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06])&gt;0; &#10;       [.A106]; &#10;       IF( AND(NOT(ISBLANK([.C106])); AND(LEN([.B106])&gt;0; [.B106]&gt;0)); &#10;             TEXT(DATEVALUE(LEFT([.G105]; 10)) + TIMEVALUE(MID([.G105]; 12; 12)) + [.B106]/(86400); &#10;             &quot;YYYY-MM-DD&quot;&quot;T&quot;&quot;HH:MM:SS&quot;);&#10;             IF(AND(NOT(ISBLANK([.C106])); NOT(ISBLANK([.G105]))); [.G105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07])&gt;0; &#10;       [.A107]; &#10;       IF( AND(NOT(ISBLANK([.C107])); AND(LEN([.B107])&gt;0; [.B107]&gt;0)); &#10;             TEXT(DATEVALUE(LEFT([.G106]; 10)) + TIMEVALUE(MID([.G106]; 12; 12)) + [.B107]/(86400); &#10;             &quot;YYYY-MM-DD&quot;&quot;T&quot;&quot;HH:MM:SS&quot;);&#10;             IF(AND(NOT(ISBLANK([.C107])); NOT(ISBLANK([.G106]))); [.G106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08])&gt;0; &#10;       [.A108]; &#10;       IF( AND(NOT(ISBLANK([.C108])); AND(LEN([.B108])&gt;0; [.B108]&gt;0)); &#10;             TEXT(DATEVALUE(LEFT([.G107]; 10)) + TIMEVALUE(MID([.G107]; 12; 12)) + [.B108]/(86400); &#10;             &quot;YYYY-MM-DD&quot;&quot;T&quot;&quot;HH:MM:SS&quot;);&#10;             IF(AND(NOT(ISBLANK([.C108])); NOT(ISBLANK([.G107]))); [.G107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09])&gt;0; &#10;       [.A109]; &#10;       IF( AND(NOT(ISBLANK([.C109])); AND(LEN([.B109])&gt;0; [.B109]&gt;0)); &#10;             TEXT(DATEVALUE(LEFT([.G108]; 10)) + TIMEVALUE(MID([.G108]; 12; 12)) + [.B109]/(86400); &#10;             &quot;YYYY-MM-DD&quot;&quot;T&quot;&quot;HH:MM:SS&quot;);&#10;             IF(AND(NOT(ISBLANK([.C109])); NOT(ISBLANK([.G108]))); [.G108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10])&gt;0; &#10;       [.A110]; &#10;       IF( AND(NOT(ISBLANK([.C110])); AND(LEN([.B110])&gt;0; [.B110]&gt;0)); &#10;             TEXT(DATEVALUE(LEFT([.G109]; 10)) + TIMEVALUE(MID([.G109]; 12; 12)) + [.B110]/(86400); &#10;             &quot;YYYY-MM-DD&quot;&quot;T&quot;&quot;HH:MM:SS&quot;);&#10;             IF(AND(NOT(ISBLANK([.C110])); NOT(ISBLANK([.G109]))); [.G109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11])&gt;0; &#10;       [.A111]; &#10;       IF( AND(NOT(ISBLANK([.C111])); AND(LEN([.B111])&gt;0; [.B111]&gt;0)); &#10;             TEXT(DATEVALUE(LEFT([.G110]; 10)) + TIMEVALUE(MID([.G110]; 12; 12)) + [.B111]/(86400); &#10;             &quot;YYYY-MM-DD&quot;&quot;T&quot;&quot;HH:MM:SS&quot;);&#10;             IF(AND(NOT(ISBLANK([.C111])); NOT(ISBLANK([.G110]))); [.G110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12])&gt;0; &#10;       [.A112]; &#10;       IF( AND(NOT(ISBLANK([.C112])); AND(LEN([.B112])&gt;0; [.B112]&gt;0)); &#10;             TEXT(DATEVALUE(LEFT([.G111]; 10)) + TIMEVALUE(MID([.G111]; 12; 12)) + [.B112]/(86400); &#10;             &quot;YYYY-MM-DD&quot;&quot;T&quot;&quot;HH:MM:SS&quot;);&#10;             IF(AND(NOT(ISBLANK([.C112])); NOT(ISBLANK([.G111]))); [.G111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13])&gt;0; &#10;       [.A113]; &#10;       IF( AND(NOT(ISBLANK([.C113])); AND(LEN([.B113])&gt;0; [.B113]&gt;0)); &#10;             TEXT(DATEVALUE(LEFT([.G112]; 10)) + TIMEVALUE(MID([.G112]; 12; 12)) + [.B113]/(86400); &#10;             &quot;YYYY-MM-DD&quot;&quot;T&quot;&quot;HH:MM:SS&quot;);&#10;             IF(AND(NOT(ISBLANK([.C113])); NOT(ISBLANK([.G112]))); [.G112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14])&gt;0; &#10;       [.A114]; &#10;       IF( AND(NOT(ISBLANK([.C114])); AND(LEN([.B114])&gt;0; [.B114]&gt;0)); &#10;             TEXT(DATEVALUE(LEFT([.G113]; 10)) + TIMEVALUE(MID([.G113]; 12; 12)) + [.B114]/(86400); &#10;             &quot;YYYY-MM-DD&quot;&quot;T&quot;&quot;HH:MM:SS&quot;);&#10;             IF(AND(NOT(ISBLANK([.C114])); NOT(ISBLANK([.G113]))); [.G113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15])&gt;0; &#10;       [.A115]; &#10;       IF( AND(NOT(ISBLANK([.C115])); AND(LEN([.B115])&gt;0; [.B115]&gt;0)); &#10;             TEXT(DATEVALUE(LEFT([.G114]; 10)) + TIMEVALUE(MID([.G114]; 12; 12)) + [.B115]/(86400); &#10;             &quot;YYYY-MM-DD&quot;&quot;T&quot;&quot;HH:MM:SS&quot;);&#10;             IF(AND(NOT(ISBLANK([.C115])); NOT(ISBLANK([.G114]))); [.G114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16])&gt;0; &#10;       [.A116]; &#10;       IF( AND(NOT(ISBLANK([.C116])); AND(LEN([.B116])&gt;0; [.B116]&gt;0)); &#10;             TEXT(DATEVALUE(LEFT([.G115]; 10)) + TIMEVALUE(MID([.G115]; 12; 12)) + [.B116]/(86400); &#10;             &quot;YYYY-MM-DD&quot;&quot;T&quot;&quot;HH:MM:SS&quot;);&#10;             IF(AND(NOT(ISBLANK([.C116])); NOT(ISBLANK([.G115]))); [.G115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17])&gt;0; &#10;       [.A117]; &#10;       IF( AND(NOT(ISBLANK([.C117])); AND(LEN([.B117])&gt;0; [.B117]&gt;0)); &#10;             TEXT(DATEVALUE(LEFT([.G116]; 10)) + TIMEVALUE(MID([.G116]; 12; 12)) + [.B117]/(86400); &#10;             &quot;YYYY-MM-DD&quot;&quot;T&quot;&quot;HH:MM:SS&quot;);&#10;             IF(AND(NOT(ISBLANK([.C117])); NOT(ISBLANK([.G116]))); [.G116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18])&gt;0; &#10;       [.A118]; &#10;       IF( AND(NOT(ISBLANK([.C118])); AND(LEN([.B118])&gt;0; [.B118]&gt;0)); &#10;             TEXT(DATEVALUE(LEFT([.G117]; 10)) + TIMEVALUE(MID([.G117]; 12; 12)) + [.B118]/(86400); &#10;             &quot;YYYY-MM-DD&quot;&quot;T&quot;&quot;HH:MM:SS&quot;);&#10;             IF(AND(NOT(ISBLANK([.C118])); NOT(ISBLANK([.G117]))); [.G117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19])&gt;0; &#10;       [.A119]; &#10;       IF( AND(NOT(ISBLANK([.C119])); AND(LEN([.B119])&gt;0; [.B119]&gt;0)); &#10;             TEXT(DATEVALUE(LEFT([.G118]; 10)) + TIMEVALUE(MID([.G118]; 12; 12)) + [.B119]/(86400); &#10;             &quot;YYYY-MM-DD&quot;&quot;T&quot;&quot;HH:MM:SS&quot;);&#10;             IF(AND(NOT(ISBLANK([.C119])); NOT(ISBLANK([.G118]))); [.G118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20])&gt;0; &#10;       [.A120]; &#10;       IF( AND(NOT(ISBLANK([.C120])); AND(LEN([.B120])&gt;0; [.B120]&gt;0)); &#10;             TEXT(DATEVALUE(LEFT([.G119]; 10)) + TIMEVALUE(MID([.G119]; 12; 12)) + [.B120]/(86400); &#10;             &quot;YYYY-MM-DD&quot;&quot;T&quot;&quot;HH:MM:SS&quot;);&#10;             IF(AND(NOT(ISBLANK([.C120])); NOT(ISBLANK([.G119]))); [.G119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21])&gt;0; &#10;       [.A121]; &#10;       IF( AND(NOT(ISBLANK([.C121])); AND(LEN([.B121])&gt;0; [.B121]&gt;0)); &#10;             TEXT(DATEVALUE(LEFT([.G120]; 10)) + TIMEVALUE(MID([.G120]; 12; 12)) + [.B121]/(86400); &#10;             &quot;YYYY-MM-DD&quot;&quot;T&quot;&quot;HH:MM:SS&quot;);&#10;             IF(AND(NOT(ISBLANK([.C121])); NOT(ISBLANK([.G120]))); [.G120]; &quot;&quot;)&#10;       ))">
            <text:p/>
          </table:table-cell>
        </table:table-row>
        <table:table-row table:style-name="ro1" table:number-rows-repeated="4">
          <table:table-cell table:number-columns-repeated="2"/>
          <table:table-cell table:content-validation-name="val4"/>
          <table:table-cell table:number-columns-repeated="3"/>
          <table:table-cell table:content-validation-name="val2"/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26])&gt;0; [.A126]; &#10;       IF(AND(LEN([.B126])&gt;0; [.B126]&gt;0); &#10;            TEXT(DATEVALUE(LEFT([#REF!]; 10)) + TIMEVALUE(MID([#REF!]; 12; 12) + [.B12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27])&gt;0; [.A127]; &#10;       IF(AND(LEN([.B127])&gt;0; [.B127]&gt;0); &#10;            TEXT(DATEVALUE(LEFT([#REF!]; 10)) + TIMEVALUE(MID([#REF!]; 12; 12) + [.B12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28])&gt;0; [.A128]; &#10;       IF(AND(LEN([.B128])&gt;0; [.B128]&gt;0); &#10;            TEXT(DATEVALUE(LEFT([#REF!]; 10)) + TIMEVALUE(MID([#REF!]; 12; 12) + [.B12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29])&gt;0; [.A129]; &#10;       IF(AND(LEN([.B129])&gt;0; [.B129]&gt;0); &#10;            TEXT(DATEVALUE(LEFT([#REF!]; 10)) + TIMEVALUE(MID([#REF!]; 12; 12) + [.B12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30])&gt;0; [.A130]; &#10;       IF(AND(LEN([.B130])&gt;0; [.B130]&gt;0); &#10;            TEXT(DATEVALUE(LEFT([#REF!]; 10)) + TIMEVALUE(MID([#REF!]; 12; 12) + [.B13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31])&gt;0; [.A131]; &#10;       IF(AND(LEN([.B131])&gt;0; [.B131]&gt;0); &#10;            TEXT(DATEVALUE(LEFT([#REF!]; 10)) + TIMEVALUE(MID([#REF!]; 12; 12) + [.B13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32])&gt;0; [.A132]; &#10;       IF(AND(LEN([.B132])&gt;0; [.B132]&gt;0); &#10;            TEXT(DATEVALUE(LEFT([#REF!]; 10)) + TIMEVALUE(MID([#REF!]; 12; 12) + [.B13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33])&gt;0; [.A133]; &#10;       IF(AND(LEN([.B133])&gt;0; [.B133]&gt;0); &#10;            TEXT(DATEVALUE(LEFT([#REF!]; 10)) + TIMEVALUE(MID([#REF!]; 12; 12) + [.B13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34])&gt;0; [.A134]; &#10;       IF(AND(LEN([.B134])&gt;0; [.B134]&gt;0); &#10;            TEXT(DATEVALUE(LEFT([#REF!]; 10)) + TIMEVALUE(MID([#REF!]; 12; 12) + [.B13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35])&gt;0; [.A135]; &#10;       IF(AND(LEN([.B135])&gt;0; [.B135]&gt;0); &#10;            TEXT(DATEVALUE(LEFT([#REF!]; 10)) + TIMEVALUE(MID([#REF!]; 12; 12) + [.B13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36])&gt;0; [.A136]; &#10;       IF(AND(LEN([.B136])&gt;0; [.B136]&gt;0); &#10;            TEXT(DATEVALUE(LEFT([#REF!]; 10)) + TIMEVALUE(MID([#REF!]; 12; 12) + [.B13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37])&gt;0; [.A137]; &#10;       IF(AND(LEN([.B137])&gt;0; [.B137]&gt;0); &#10;            TEXT(DATEVALUE(LEFT([#REF!]; 10)) + TIMEVALUE(MID([#REF!]; 12; 12) + [.B13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38])&gt;0; [.A138]; &#10;       IF(AND(LEN([.B138])&gt;0; [.B138]&gt;0); &#10;            TEXT(DATEVALUE(LEFT([#REF!]; 10)) + TIMEVALUE(MID([#REF!]; 12; 12) + [.B13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39])&gt;0; [.A139]; &#10;       IF(AND(LEN([.B139])&gt;0; [.B139]&gt;0); &#10;            TEXT(DATEVALUE(LEFT([#REF!]; 10)) + TIMEVALUE(MID([#REF!]; 12; 12) + [.B13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40])&gt;0; [.A140]; &#10;       IF(AND(LEN([.B140])&gt;0; [.B140]&gt;0); &#10;            TEXT(DATEVALUE(LEFT([#REF!]; 10)) + TIMEVALUE(MID([#REF!]; 12; 12) + [.B14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41])&gt;0; [.A141]; &#10;       IF(AND(LEN([.B141])&gt;0; [.B141]&gt;0); &#10;            TEXT(DATEVALUE(LEFT([#REF!]; 10)) + TIMEVALUE(MID([#REF!]; 12; 12) + [.B14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42])&gt;0; [.A142]; &#10;       IF(AND(LEN([.B142])&gt;0; [.B142]&gt;0); &#10;            TEXT(DATEVALUE(LEFT([#REF!]; 10)) + TIMEVALUE(MID([#REF!]; 12; 12) + [.B14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43])&gt;0; [.A143]; &#10;       IF(AND(LEN([.B143])&gt;0; [.B143]&gt;0); &#10;            TEXT(DATEVALUE(LEFT([#REF!]; 10)) + TIMEVALUE(MID([#REF!]; 12; 12) + [.B14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44])&gt;0; [.A144]; &#10;       IF(AND(LEN([.B144])&gt;0; [.B144]&gt;0); &#10;            TEXT(DATEVALUE(LEFT([#REF!]; 10)) + TIMEVALUE(MID([#REF!]; 12; 12) + [.B14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45])&gt;0; [.A145]; &#10;       IF(AND(LEN([.B145])&gt;0; [.B145]&gt;0); &#10;            TEXT(DATEVALUE(LEFT([#REF!]; 10)) + TIMEVALUE(MID([#REF!]; 12; 12) + [.B14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46])&gt;0; [.A146]; &#10;       IF(AND(LEN([.B146])&gt;0; [.B146]&gt;0); &#10;            TEXT(DATEVALUE(LEFT([#REF!]; 10)) + TIMEVALUE(MID([#REF!]; 12; 12) + [.B14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47])&gt;0; [.A147]; &#10;       IF(AND(LEN([.B147])&gt;0; [.B147]&gt;0); &#10;            TEXT(DATEVALUE(LEFT([#REF!]; 10)) + TIMEVALUE(MID([#REF!]; 12; 12) + [.B14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48])&gt;0; [.A148]; &#10;       IF(AND(LEN([.B148])&gt;0; [.B148]&gt;0); &#10;            TEXT(DATEVALUE(LEFT([#REF!]; 10)) + TIMEVALUE(MID([#REF!]; 12; 12) + [.B14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49])&gt;0; [.A149]; &#10;       IF(AND(LEN([.B149])&gt;0; [.B149]&gt;0); &#10;            TEXT(DATEVALUE(LEFT([#REF!]; 10)) + TIMEVALUE(MID([#REF!]; 12; 12) + [.B14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50])&gt;0; [.A150]; &#10;       IF(AND(LEN([.B150])&gt;0; [.B150]&gt;0); &#10;            TEXT(DATEVALUE(LEFT([#REF!]; 10)) + TIMEVALUE(MID([#REF!]; 12; 12) + [.B15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51])&gt;0; [.A151]; &#10;       IF(AND(LEN([.B151])&gt;0; [.B151]&gt;0); &#10;            TEXT(DATEVALUE(LEFT([#REF!]; 10)) + TIMEVALUE(MID([#REF!]; 12; 12) + [.B15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52])&gt;0; [.A152]; &#10;       IF(AND(LEN([.B152])&gt;0; [.B152]&gt;0); &#10;            TEXT(DATEVALUE(LEFT([#REF!]; 10)) + TIMEVALUE(MID([#REF!]; 12; 12) + [.B15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53])&gt;0; [.A153]; &#10;       IF(AND(LEN([.B153])&gt;0; [.B153]&gt;0); &#10;            TEXT(DATEVALUE(LEFT([#REF!]; 10)) + TIMEVALUE(MID([#REF!]; 12; 12) + [.B15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54])&gt;0; [.A154]; &#10;       IF(AND(LEN([.B154])&gt;0; [.B154]&gt;0); &#10;            TEXT(DATEVALUE(LEFT([#REF!]; 10)) + TIMEVALUE(MID([#REF!]; 12; 12) + [.B15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55])&gt;0; [.A155]; &#10;       IF(AND(LEN([.B155])&gt;0; [.B155]&gt;0); &#10;            TEXT(DATEVALUE(LEFT([#REF!]; 10)) + TIMEVALUE(MID([#REF!]; 12; 12) + [.B15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56])&gt;0; [.A156]; &#10;       IF(AND(LEN([.B156])&gt;0; [.B156]&gt;0); &#10;            TEXT(DATEVALUE(LEFT([#REF!]; 10)) + TIMEVALUE(MID([#REF!]; 12; 12) + [.B15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57])&gt;0; [.A157]; &#10;       IF(AND(LEN([.B157])&gt;0; [.B157]&gt;0); &#10;            TEXT(DATEVALUE(LEFT([#REF!]; 10)) + TIMEVALUE(MID([#REF!]; 12; 12) + [.B15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58])&gt;0; [.A158]; &#10;       IF(AND(LEN([.B158])&gt;0; [.B158]&gt;0); &#10;            TEXT(DATEVALUE(LEFT([#REF!]; 10)) + TIMEVALUE(MID([#REF!]; 12; 12) + [.B15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59])&gt;0; [.A159]; &#10;       IF(AND(LEN([.B159])&gt;0; [.B159]&gt;0); &#10;            TEXT(DATEVALUE(LEFT([#REF!]; 10)) + TIMEVALUE(MID([#REF!]; 12; 12) + [.B15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60])&gt;0; [.A160]; &#10;       IF(AND(LEN([.B160])&gt;0; [.B160]&gt;0); &#10;            TEXT(DATEVALUE(LEFT([#REF!]; 10)) + TIMEVALUE(MID([#REF!]; 12; 12) + [.B16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61])&gt;0; [.A161]; &#10;       IF(AND(LEN([.B161])&gt;0; [.B161]&gt;0); &#10;            TEXT(DATEVALUE(LEFT([#REF!]; 10)) + TIMEVALUE(MID([#REF!]; 12; 12) + [.B16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62])&gt;0; [.A162]; &#10;       IF(AND(LEN([.B162])&gt;0; [.B162]&gt;0); &#10;            TEXT(DATEVALUE(LEFT([#REF!]; 10)) + TIMEVALUE(MID([#REF!]; 12; 12) + [.B16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63])&gt;0; [.A163]; &#10;       IF(AND(LEN([.B163])&gt;0; [.B163]&gt;0); &#10;            TEXT(DATEVALUE(LEFT([#REF!]; 10)) + TIMEVALUE(MID([#REF!]; 12; 12) + [.B16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64])&gt;0; [.A164]; &#10;       IF(AND(LEN([.B164])&gt;0; [.B164]&gt;0); &#10;            TEXT(DATEVALUE(LEFT([#REF!]; 10)) + TIMEVALUE(MID([#REF!]; 12; 12) + [.B16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65])&gt;0; [.A165]; &#10;       IF(AND(LEN([.B165])&gt;0; [.B165]&gt;0); &#10;            TEXT(DATEVALUE(LEFT([#REF!]; 10)) + TIMEVALUE(MID([#REF!]; 12; 12) + [.B16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66])&gt;0; [.A166]; &#10;       IF(AND(LEN([.B166])&gt;0; [.B166]&gt;0); &#10;            TEXT(DATEVALUE(LEFT([#REF!]; 10)) + TIMEVALUE(MID([#REF!]; 12; 12) + [.B16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67])&gt;0; [.A167]; &#10;       IF(AND(LEN([.B167])&gt;0; [.B167]&gt;0); &#10;            TEXT(DATEVALUE(LEFT([#REF!]; 10)) + TIMEVALUE(MID([#REF!]; 12; 12) + [.B16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68])&gt;0; [.A168]; &#10;       IF(AND(LEN([.B168])&gt;0; [.B168]&gt;0); &#10;            TEXT(DATEVALUE(LEFT([#REF!]; 10)) + TIMEVALUE(MID([#REF!]; 12; 12) + [.B16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69])&gt;0; [.A169]; &#10;       IF(AND(LEN([.B169])&gt;0; [.B169]&gt;0); &#10;            TEXT(DATEVALUE(LEFT([#REF!]; 10)) + TIMEVALUE(MID([#REF!]; 12; 12) + [.B16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70])&gt;0; [.A170]; &#10;       IF(AND(LEN([.B170])&gt;0; [.B170]&gt;0); &#10;            TEXT(DATEVALUE(LEFT([#REF!]; 10)) + TIMEVALUE(MID([#REF!]; 12; 12) + [.B17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71])&gt;0; [.A171]; &#10;       IF(AND(LEN([.B171])&gt;0; [.B171]&gt;0); &#10;            TEXT(DATEVALUE(LEFT([#REF!]; 10)) + TIMEVALUE(MID([#REF!]; 12; 12) + [.B17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72])&gt;0; [.A172]; &#10;       IF(AND(LEN([.B172])&gt;0; [.B172]&gt;0); &#10;            TEXT(DATEVALUE(LEFT([#REF!]; 10)) + TIMEVALUE(MID([#REF!]; 12; 12) + [.B17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73])&gt;0; [.A173]; &#10;       IF(AND(LEN([.B173])&gt;0; [.B173]&gt;0); &#10;            TEXT(DATEVALUE(LEFT([#REF!]; 10)) + TIMEVALUE(MID([#REF!]; 12; 12) + [.B17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74])&gt;0; [.A174]; &#10;       IF(AND(LEN([.B174])&gt;0; [.B174]&gt;0); &#10;            TEXT(DATEVALUE(LEFT([#REF!]; 10)) + TIMEVALUE(MID([#REF!]; 12; 12) + [.B17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75])&gt;0; [.A175]; &#10;       IF(AND(LEN([.B175])&gt;0; [.B175]&gt;0); &#10;            TEXT(DATEVALUE(LEFT([#REF!]; 10)) + TIMEVALUE(MID([#REF!]; 12; 12) + [.B17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76])&gt;0; [.A176]; &#10;       IF(AND(LEN([.B176])&gt;0; [.B176]&gt;0); &#10;            TEXT(DATEVALUE(LEFT([#REF!]; 10)) + TIMEVALUE(MID([#REF!]; 12; 12) + [.B17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77])&gt;0; [.A177]; &#10;       IF(AND(LEN([.B177])&gt;0; [.B177]&gt;0); &#10;            TEXT(DATEVALUE(LEFT([#REF!]; 10)) + TIMEVALUE(MID([#REF!]; 12; 12) + [.B17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78])&gt;0; [.A178]; &#10;       IF(AND(LEN([.B178])&gt;0; [.B178]&gt;0); &#10;            TEXT(DATEVALUE(LEFT([#REF!]; 10)) + TIMEVALUE(MID([#REF!]; 12; 12) + [.B17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79])&gt;0; [.A179]; &#10;       IF(AND(LEN([.B179])&gt;0; [.B179]&gt;0); &#10;            TEXT(DATEVALUE(LEFT([#REF!]; 10)) + TIMEVALUE(MID([#REF!]; 12; 12) + [.B17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80])&gt;0; [.A180]; &#10;       IF(AND(LEN([.B180])&gt;0; [.B180]&gt;0); &#10;            TEXT(DATEVALUE(LEFT([#REF!]; 10)) + TIMEVALUE(MID([#REF!]; 12; 12) + [.B18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81])&gt;0; [.A181]; &#10;       IF(AND(LEN([.B181])&gt;0; [.B181]&gt;0); &#10;            TEXT(DATEVALUE(LEFT([#REF!]; 10)) + TIMEVALUE(MID([#REF!]; 12; 12) + [.B18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82])&gt;0; [.A182]; &#10;       IF(AND(LEN([.B182])&gt;0; [.B182]&gt;0); &#10;            TEXT(DATEVALUE(LEFT([#REF!]; 10)) + TIMEVALUE(MID([#REF!]; 12; 12) + [.B18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83])&gt;0; [.A183]; &#10;       IF(AND(LEN([.B183])&gt;0; [.B183]&gt;0); &#10;            TEXT(DATEVALUE(LEFT([#REF!]; 10)) + TIMEVALUE(MID([#REF!]; 12; 12) + [.B18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84])&gt;0; [.A184]; &#10;       IF(AND(LEN([.B184])&gt;0; [.B184]&gt;0); &#10;            TEXT(DATEVALUE(LEFT([#REF!]; 10)) + TIMEVALUE(MID([#REF!]; 12; 12) + [.B18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85])&gt;0; [.A185]; &#10;       IF(AND(LEN([.B185])&gt;0; [.B185]&gt;0); &#10;            TEXT(DATEVALUE(LEFT([#REF!]; 10)) + TIMEVALUE(MID([#REF!]; 12; 12) + [.B18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86])&gt;0; [.A186]; &#10;       IF(AND(LEN([.B186])&gt;0; [.B186]&gt;0); &#10;            TEXT(DATEVALUE(LEFT([#REF!]; 10)) + TIMEVALUE(MID([#REF!]; 12; 12) + [.B18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87])&gt;0; [.A187]; &#10;       IF(AND(LEN([.B187])&gt;0; [.B187]&gt;0); &#10;            TEXT(DATEVALUE(LEFT([#REF!]; 10)) + TIMEVALUE(MID([#REF!]; 12; 12) + [.B18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88])&gt;0; [.A188]; &#10;       IF(AND(LEN([.B188])&gt;0; [.B188]&gt;0); &#10;            TEXT(DATEVALUE(LEFT([#REF!]; 10)) + TIMEVALUE(MID([#REF!]; 12; 12) + [.B18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89])&gt;0; [.A189]; &#10;       IF(AND(LEN([.B189])&gt;0; [.B189]&gt;0); &#10;            TEXT(DATEVALUE(LEFT([#REF!]; 10)) + TIMEVALUE(MID([#REF!]; 12; 12) + [.B18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90])&gt;0; [.A190]; &#10;       IF(AND(LEN([.B190])&gt;0; [.B190]&gt;0); &#10;            TEXT(DATEVALUE(LEFT([#REF!]; 10)) + TIMEVALUE(MID([#REF!]; 12; 12) + [.B19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91])&gt;0; [.A191]; &#10;       IF(AND(LEN([.B191])&gt;0; [.B191]&gt;0); &#10;            TEXT(DATEVALUE(LEFT([#REF!]; 10)) + TIMEVALUE(MID([#REF!]; 12; 12) + [.B19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92])&gt;0; [.A192]; &#10;       IF(AND(LEN([.B192])&gt;0; [.B192]&gt;0); &#10;            TEXT(DATEVALUE(LEFT([#REF!]; 10)) + TIMEVALUE(MID([#REF!]; 12; 12) + [.B19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93])&gt;0; [.A193]; &#10;       IF(AND(LEN([.B193])&gt;0; [.B193]&gt;0); &#10;            TEXT(DATEVALUE(LEFT([#REF!]; 10)) + TIMEVALUE(MID([#REF!]; 12; 12) + [.B19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94])&gt;0; [.A194]; &#10;       IF(AND(LEN([.B194])&gt;0; [.B194]&gt;0); &#10;            TEXT(DATEVALUE(LEFT([#REF!]; 10)) + TIMEVALUE(MID([#REF!]; 12; 12) + [.B19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95])&gt;0; [.A195]; &#10;       IF(AND(LEN([.B195])&gt;0; [.B195]&gt;0); &#10;            TEXT(DATEVALUE(LEFT([#REF!]; 10)) + TIMEVALUE(MID([#REF!]; 12; 12) + [.B19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96])&gt;0; [.A196]; &#10;       IF(AND(LEN([.B196])&gt;0; [.B196]&gt;0); &#10;            TEXT(DATEVALUE(LEFT([#REF!]; 10)) + TIMEVALUE(MID([#REF!]; 12; 12) + [.B19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97])&gt;0; [.A197]; &#10;       IF(AND(LEN([.B197])&gt;0; [.B197]&gt;0); &#10;            TEXT(DATEVALUE(LEFT([#REF!]; 10)) + TIMEVALUE(MID([#REF!]; 12; 12) + [.B19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98])&gt;0; [.A198]; &#10;       IF(AND(LEN([.B198])&gt;0; [.B198]&gt;0); &#10;            TEXT(DATEVALUE(LEFT([#REF!]; 10)) + TIMEVALUE(MID([#REF!]; 12; 12) + [.B19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199])&gt;0; [.A199]; &#10;       IF(AND(LEN([.B199])&gt;0; [.B199]&gt;0); &#10;            TEXT(DATEVALUE(LEFT([#REF!]; 10)) + TIMEVALUE(MID([#REF!]; 12; 12) + [.B19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200])&gt;0; [.A200]; &#10;       IF(AND(LEN([.B200])&gt;0; [.B200]&gt;0); &#10;            TEXT(DATEVALUE(LEFT([#REF!]; 10)) + TIMEVALUE(MID([#REF!]; 12; 12) + [.B20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201])&gt;0; [.A201]; &#10;       IF(AND(LEN([.B201])&gt;0; [.B201]&gt;0); &#10;            TEXT(DATEVALUE(LEFT([#REF!]; 10)) + TIMEVALUE(MID([#REF!]; 12; 12) + [.B20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202])&gt;0; [.A202]; &#10;       IF(AND(LEN([.B202])&gt;0; [.B202]&gt;0); &#10;            TEXT(DATEVALUE(LEFT([#REF!]; 10)) + TIMEVALUE(MID([#REF!]; 12; 12) + [.B20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203])&gt;0; [.A203]; &#10;       IF(AND(LEN([.B203])&gt;0; [.B203]&gt;0); &#10;            TEXT(DATEVALUE(LEFT([#REF!]; 10)) + TIMEVALUE(MID([#REF!]; 12; 12) + [.B20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204])&gt;0; [.A204]; &#10;       IF(AND(LEN([.B204])&gt;0; [.B204]&gt;0); &#10;            TEXT(DATEVALUE(LEFT([#REF!]; 10)) + TIMEVALUE(MID([#REF!]; 12; 12) + [.B20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content-validation-name="val2" table:formula="of:=IF(LEN([.A205])&gt;0; [.A205]; &#10;       IF(AND(LEN([.B205])&gt;0; [.B205]&gt;0); &#10;            TEXT(DATEVALUE(LEFT([#REF!]; 10)) + TIMEVALUE(MID([#REF!]; 12; 12) + [.B205]/(1000*86400)); &quot;YYYY-MM-DD&quot;&quot;T&quot;&quot;HH:MM:SS.000&quot;);&#10;             &quot;&quot;)&#10;)">
            <text:p/>
          </table:table-cell>
        </table:table-row>
        <table:table-row table:style-name="ro1" table:number-rows-repeated="13">
          <table:table-cell table:number-columns-repeated="2"/>
          <table:table-cell table:content-validation-name="val4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content-validation-name="val4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1T04:47:07.041933067</meta:creation-date>
    <dc:date>2025-07-01T14:20:00.897513450</dc:date>
    <meta:editing-duration>PT5H3M5S</meta:editing-duration>
    <meta:editing-cycles>12</meta:editing-cycles>
    <meta:generator>LibreOffice/24.2.7.2$Linux_X86_64 LibreOffice_project/420$Build-2</meta:generator>
    <meta:document-statistic meta:table-count="1" meta:cell-count="234" meta:object-count="0"/>
  </office:meta>
</office:document-meta>
</file>